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64">Kapitola 5 <text:s/><text:line-break/>Začínáme s programem Calc</text:p>
      <text:p text:style-name="P65">Použití tabulkových sešitů v LibreOffice</text:p>
      <text:section text:style-name="Sect1" text:name="GS6001S01" text:condition="ooow:book eq 1" text:display="condition">
        <text:h text:style-name="P119" text:outline-level="1"><text:bookmark-start text:name="__RefHeading___Toc5587_3935783577"/>Autorská práva<text:bookmark-end text:name="__RefHeading___Toc5587_3935783577"/></text:h>
        <text:p text:style-name="P28">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7">Všechny ochranné známky uvedené v této příručce patří jejich vlastníkům.</text:p>
        <text:h text:style-name="P89" text:outline-level="2"><text:bookmark-start text:name="__RefHeading__5638_15665686441"/>Přispěvatelé<text:bookmark-end text:name="__RefHeading__5638_15665686441"/></text:h>
        <text:p text:style-name="P28">Tato kniha byla vytvořena úpravami a aktualizacemi knihy <text:span text:style-name="LOEmphasis">Getting Started with OpenOffice.org 3.3</text:span>.</text:p>
        <text:h text:style-name="P127" text:outline-level="3"><text:bookmark-start text:name="__RefHeading___Toc5589_3935783577"/>Pro <text:span text:style-name="T19">t</text:span>oto <text:span text:style-name="T19">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Pro <text:span text:style-name="T19">p</text:span>ředchozí <text:span text:style-name="T19">v</text:span>ydání<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Zpětná vazba<text:bookmark-end text:name="__RefHeading___Toc5593_3935783577"/></text:h>
        <text:p text:style-name="P2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Poznámka</text:p>
          </text:list-item>
        </text:list>
        <text:p text:style-name="P36">Všechno, co do e-mailové konference pošlete, včetně e-mailové adresy a dalších osobních informací uvedených ve zprávě, bude veřejně viditelné bez možnosti smazání.</text:p>
        <text:h text:style-name="P89" text:outline-level="2"><text:bookmark-start text:name="__RefHeading__5644_1566568644"/>Datum vydání a verze programu<text:bookmark-end text:name="__RefHeading__5644_1566568644"/></text:h>
        <text:p text:style-name="P28">Published <text:s/><text:span text:style-name="T16">August</text:span> 2018. Kniha je určena pro LibreOffice 6.0.</text:p>
        <text:h text:style-name="P118" text:outline-level="1"><text:bookmark-start text:name="__RefHeading___Toc5595_3935783577"/>Používání LibreOffice na systému macOS<text:bookmark-end text:name="__RefHeading___Toc5595_3935783577"/></text:h>
        <text:p text:style-name="P2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nebo Linux</text:p>
            </table:table-cell>
            <table:table-cell table:style-name="Table3.A1" office:value-type="string">
              <text:p text:style-name="P54">Ekvivalent pro macOS</text:p>
            </table:table-cell>
            <table:table-cell table:style-name="Table3.A1" office:value-type="string">
              <text:p text:style-name="P54">Význam</text:p>
            </table:table-cell>
          </table:table-row>
          <table:table-row table:style-name="Table3.1">
            <table:table-cell table:style-name="Table3.A2" office:value-type="string">
              <text:p text:style-name="P48"><text:span text:style-name="LOMenuPath">Nástroje &gt; Možnosti</text:span> výběr v nabídce</text:p>
            </table:table-cell>
            <table:table-cell table:style-name="Table3.B2" office:value-type="string">
              <text:p text:style-name="P48"><text:span text:style-name="LOMenuPath">LibreOffice &gt; Předvolby</text:span></text:p>
            </table:table-cell>
            <table:table-cell table:style-name="Table3.B2" office:value-type="string">
              <text:p text:style-name="P48">Otevře nastavení s možnostmi</text:p>
            </table:table-cell>
          </table:table-row>
          <table:table-row table:style-name="Table3.1">
            <table:table-cell table:style-name="Table3.A2" office:value-type="string">
              <text:p text:style-name="P48"><text:span text:style-name="LOKeystroke">Klepnutí pravým tlačítkem</text:span></text:p>
            </table:table-cell>
            <table:table-cell table:style-name="Table3.A2" office:value-type="string">
              <text:p text:style-name="P48">Control+klepnutí a/nebo klepnutí pravým tlačítkem v závislosti na operačním systému počítače</text:p>
            </table:table-cell>
            <table:table-cell table:style-name="Table3.B2" office:value-type="string">
              <text:p text:style-name="P48">Otevře se místní nabídka</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Používá se i s jinými klávesami</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text:span text:style-name="LOKeystroke">F5</text:span></text:p>
            </table:table-cell>
            <table:table-cell table:style-name="Table3.A2" office:value-type="string">
              <text:p text:style-name="P48">Otevřete Navigá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text:span text:style-name="LOKeystroke">T</text:span></text:p>
            </table:table-cell>
            <table:table-cell table:style-name="Table3.A2" office:value-type="string">
              <text:p text:style-name="P48">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79"><text:a xlink:type="simple" xlink:href="#__RefHeading___Toc5587_3935783577" text:style-name="Index_20_Link" text:visited-style-name="Index_20_Link">Autorská práva<text:tab/>2</text:a></text:p>
            <text:p text:style-name="P78"><text:a xlink:type="simple" xlink:href="#__RefHeading__5638_15665686441" text:style-name="Index_20_Link" text:visited-style-name="Index_20_Link">Přispěvatelé<text:tab/>2</text:a></text:p>
            <text:p text:style-name="P124"><text:a xlink:type="simple" xlink:href="#__RefHeading___Toc5589_3935783577" text:style-name="Index_20_Link" text:visited-style-name="Index_20_Link">Pro toto vydání<text:tab/>2</text:a></text:p>
            <text:p text:style-name="P124"><text:a xlink:type="simple" xlink:href="#__RefHeading___Toc5591_3935783577" text:style-name="Index_20_Link" text:visited-style-name="Index_20_Link">Pro předchozí vydání<text:tab/>2</text:a></text:p>
            <text:p text:style-name="P78"><text:a xlink:type="simple" xlink:href="#__RefHeading___Toc5593_3935783577"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9"><text:a xlink:type="simple" xlink:href="#__RefHeading___Toc5595_3935783577" text:style-name="Index_20_Link" text:visited-style-name="Index_20_Link">Používání LibreOffice na systému macOS<text:tab/>2</text:a></text:p>
            <text:p text:style-name="P79"><text:a xlink:type="simple" xlink:href="#__RefHeading___Toc175587_4065674847" text:style-name="Index_20_Link" text:visited-style-name="Index_20_Link">Co je Calc?<text:tab/>7</text:a></text:p>
            <text:p text:style-name="P79"><text:a xlink:type="simple" xlink:href="#__RefHeading___Toc14177_266939973" text:style-name="Index_20_Link" text:visited-style-name="Index_20_Link">Compatibility with other spreadsheet applications<text:tab/>7</text:a></text:p>
            <text:p text:style-name="P78"><text:a xlink:type="simple" xlink:href="#__RefHeading___Toc14179_266939973" text:style-name="Index_20_Link" text:visited-style-name="Index_20_Link">Wildcards<text:tab/>7</text:a></text:p>
            <text:p text:style-name="P78"><text:a xlink:type="simple" xlink:href="#__RefHeading___Toc14181_266939973" text:style-name="Index_20_Link" text:visited-style-name="Index_20_Link">Formula syntax<text:tab/>7</text:a></text:p>
            <text:p text:style-name="P78"><text:a xlink:type="simple" xlink:href="#__RefHeading___Toc14183_266939973" text:style-name="Index_20_Link" text:visited-style-name="Index_20_Link">Makra<text:tab/>7</text:a></text:p>
            <text:p text:style-name="P79"><text:a xlink:type="simple" xlink:href="#__RefHeading__74050_1365249792" text:style-name="Index_20_Link" text:visited-style-name="Index_20_Link">Sešity, listy, a buňky<text:tab/>7</text:a></text:p>
            <text:p text:style-name="P79"><text:a xlink:type="simple" xlink:href="#__RefHeading__74052_1365249792" text:style-name="Index_20_Link" text:visited-style-name="Index_20_Link">Hlavní okno programu Calc<text:tab/>8</text:a></text:p>
            <text:p text:style-name="P78"><text:a xlink:type="simple" xlink:href="#__RefHeading__55679_841367368" text:style-name="Index_20_Link" text:visited-style-name="Index_20_Link">Záhlaví okna<text:tab/>8</text:a></text:p>
            <text:p text:style-name="P78"><text:a xlink:type="simple" xlink:href="#__RefHeading___Toc5537_2101809857" text:style-name="Index_20_Link" text:visited-style-name="Index_20_Link">Hlavní nabídka<text:tab/>8</text:a></text:p>
            <text:p text:style-name="P78"><text:a xlink:type="simple" xlink:href="#__RefHeading__74056_1365249792" text:style-name="Index_20_Link" text:visited-style-name="Index_20_Link">Nástrojové lišty<text:tab/>9</text:a></text:p>
            <text:p text:style-name="P78"><text:a xlink:type="simple" xlink:href="#__RefHeading__74058_1365249792" text:style-name="Index_20_Link" text:visited-style-name="Index_20_Link">Lišta vzorců<text:tab/>9</text:a></text:p>
            <text:p text:style-name="P78"><text:a xlink:type="simple" xlink:href="#__RefHeading__89794_462712302" text:style-name="Index_20_Link" text:visited-style-name="Index_20_Link">Stavový řádek<text:tab/>10</text:a></text:p>
            <text:p text:style-name="P78"><text:a xlink:type="simple" xlink:href="#__RefHeading__89796_462712302" text:style-name="Index_20_Link" text:visited-style-name="Index_20_Link">Postranní lišta<text:tab/>10</text:a></text:p>
            <text:p text:style-name="P78"><text:a xlink:type="simple" xlink:href="#__RefHeading___Toc8910_1947340979" text:style-name="Index_20_Link" text:visited-style-name="Index_20_Link">Rozvržení sešitu<text:tab/>11</text:a></text:p>
            <text:p text:style-name="P124"><text:a xlink:type="simple" xlink:href="#__RefHeading__30387_1380607024" text:style-name="Index_20_Link" text:visited-style-name="Index_20_Link">Jednotlivé buňky<text:tab/>11</text:a></text:p>
            <text:p text:style-name="P124"><text:a xlink:type="simple" xlink:href="#__RefHeading__74062_1365249792" text:style-name="Index_20_Link" text:visited-style-name="Index_20_Link">Karty listů<text:tab/>11</text:a></text:p>
            <text:p text:style-name="P79"><text:a xlink:type="simple" xlink:href="#__RefHeading__17109_1267672555" text:style-name="Index_20_Link" text:visited-style-name="Index_20_Link">Otevírání souboru CSV<text:tab/>12</text:a></text:p>
            <text:p text:style-name="P79"><text:a xlink:type="simple" xlink:href="#__RefHeading__30391_1380607024" text:style-name="Index_20_Link" text:visited-style-name="Index_20_Link">Ukládání sešitů<text:tab/>14</text:a></text:p>
            <text:p text:style-name="P78"><text:a xlink:type="simple" xlink:href="#__RefHeading__30393_1380607024" text:style-name="Index_20_Link" text:visited-style-name="Index_20_Link">Ukládání do jiných formátů sešitu<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Pohyb v sešitech<text:tab/>15</text:a></text:p>
            <text:p text:style-name="P78"><text:a xlink:type="simple" xlink:href="#__RefHeading__74074_1365249792" text:style-name="Index_20_Link" text:visited-style-name="Index_20_Link">Pohyb mezi buňkami<text:tab/>15</text:a></text:p>
            <text:p text:style-name="P78"><text:a xlink:type="simple" xlink:href="#__RefHeading___Toc14984_266939973" text:style-name="Index_20_Link" text:visited-style-name="Index_20_Link">Pohyb mezi listy<text:tab/>16</text:a></text:p>
            <text:p text:style-name="P78"><text:a xlink:type="simple" xlink:href="#__RefHeading__30395_1380607024" text:style-name="Index_20_Link" text:visited-style-name="Index_20_Link">Pohyb pomocí klávesnice<text:tab/>17</text:a></text:p>
            <text:p text:style-name="P78"><text:a xlink:type="simple" xlink:href="#__RefHeading__9127_1266506079" text:style-name="Index_20_Link" text:visited-style-name="Index_20_Link">Přizpůsobení klávesy Enter<text:tab/>18</text:a></text:p>
            <text:p text:style-name="P79"><text:a xlink:type="simple" xlink:href="#__RefHeading__30397_1380607024" text:style-name="Index_20_Link" text:visited-style-name="Index_20_Link">Výběr položek v sešitu<text:tab/>19</text:a></text:p>
            <text:p text:style-name="P78"><text:a xlink:type="simple" xlink:href="#__RefHeading__74082_1365249792" text:style-name="Index_20_Link" text:visited-style-name="Index_20_Link">Výběr buňky<text:tab/>19</text:a></text:p>
            <text:p text:style-name="P124"><text:a xlink:type="simple" xlink:href="#__RefHeading__30399_1380607024" text:style-name="Index_20_Link" text:visited-style-name="Index_20_Link">Jedna buňka<text:tab/>19</text:a></text:p>
            <text:p text:style-name="P124"><text:a xlink:type="simple" xlink:href="#__RefHeading__30401_1380607024" text:style-name="Index_20_Link" text:visited-style-name="Index_20_Link">Souvislá oblast buněk<text:tab/>19</text:a></text:p>
            <text:p text:style-name="P124"><text:a xlink:type="simple" xlink:href="#__RefHeading__30403_1380607024" text:style-name="Index_20_Link" text:visited-style-name="Index_20_Link">Nesouvislá oblast buněk<text:tab/>19</text:a></text:p>
            <text:p text:style-name="P78"><text:a xlink:type="simple" xlink:href="#__RefHeading___Toc14986_266939973" text:style-name="Index_20_Link" text:visited-style-name="Index_20_Link">Výběr sloupců a řádků<text:tab/>20</text:a></text:p>
            <text:p text:style-name="P124"><text:a xlink:type="simple" xlink:href="#__RefHeading__30405_1380607024" text:style-name="Index_20_Link" text:visited-style-name="Index_20_Link">Jediný sloupec nebo řádek<text:tab/>20</text:a></text:p>
            <text:p text:style-name="P124"><text:a xlink:type="simple" xlink:href="#__RefHeading__30407_1380607024" text:style-name="Index_20_Link" text:visited-style-name="Index_20_Link">Více sloupců nebo řádků<text:tab/>20</text:a></text:p>
            <text:p text:style-name="P124"><text:a xlink:type="simple" xlink:href="#__RefHeading__30409_1380607024" text:style-name="Index_20_Link" text:visited-style-name="Index_20_Link">Celý list<text:tab/>20</text:a></text:p>
            <text:p text:style-name="P78"><text:a xlink:type="simple" xlink:href="#__RefHeading__30411_1380607024" text:style-name="Index_20_Link" text:visited-style-name="Index_20_Link">Výběr listů<text:tab/>20</text:a></text:p>
            <text:p text:style-name="P124"><text:a xlink:type="simple" xlink:href="#__RefHeading__30413_1380607024" text:style-name="Index_20_Link" text:visited-style-name="Index_20_Link">Jeden list<text:tab/>20</text:a></text:p>
            <text:p text:style-name="P124"><text:soft-page-break/><text:a xlink:type="simple" xlink:href="#__RefHeading__30415_1380607024" text:style-name="Index_20_Link" text:visited-style-name="Index_20_Link">Několik sousedících listů<text:tab/>20</text:a></text:p>
            <text:p text:style-name="P124"><text:a xlink:type="simple" xlink:href="#__RefHeading__6585_1826898278" text:style-name="Index_20_Link" text:visited-style-name="Index_20_Link">Několik nesousedících listů<text:tab/>21</text:a></text:p>
            <text:p text:style-name="P124"><text:a xlink:type="simple" xlink:href="#__RefHeading__6587_1826898278" text:style-name="Index_20_Link" text:visited-style-name="Index_20_Link">Všechny listy<text:tab/>21</text:a></text:p>
            <text:p text:style-name="P78"><text:a xlink:type="simple" xlink:href="#__RefHeading___Toc10898_4170719853" text:style-name="Index_20_Link" text:visited-style-name="Index_20_Link">Hiding and showing sheets<text:tab/>21</text:a></text:p>
            <text:p text:style-name="P79"><text:a xlink:type="simple" xlink:href="#__RefHeading__74088_1365249792" text:style-name="Index_20_Link" text:visited-style-name="Index_20_Link">Práce se sloupci a řádky<text:tab/>21</text:a></text:p>
            <text:p text:style-name="P78"><text:a xlink:type="simple" xlink:href="#__RefHeading__30907_1380607024" text:style-name="Index_20_Link" text:visited-style-name="Index_20_Link">Vkládání sloupců a řádků<text:tab/>21</text:a></text:p>
            <text:p text:style-name="P124"><text:a xlink:type="simple" xlink:href="#__RefHeading__6589_1826898278" text:style-name="Index_20_Link" text:visited-style-name="Index_20_Link">Jediný sloupec nebo řádek<text:tab/>21</text:a></text:p>
            <text:p text:style-name="P124"><text:a xlink:type="simple" xlink:href="#__RefHeading__6591_1826898278" text:style-name="Index_20_Link" text:visited-style-name="Index_20_Link">Více sloupců nebo řádků<text:tab/>21</text:a></text:p>
            <text:p text:style-name="P78"><text:a xlink:type="simple" xlink:href="#__RefHeading__30909_1380607024" text:style-name="Index_20_Link" text:visited-style-name="Index_20_Link">Mazání sloupců a řádků<text:tab/>22</text:a></text:p>
            <text:p text:style-name="P124"><text:a xlink:type="simple" xlink:href="#__RefHeading__6593_1826898278" text:style-name="Index_20_Link" text:visited-style-name="Index_20_Link">Jediný sloupec nebo řádek<text:tab/>22</text:a></text:p>
            <text:p text:style-name="P124"><text:a xlink:type="simple" xlink:href="#__RefHeading__6595_1826898278" text:style-name="Index_20_Link" text:visited-style-name="Index_20_Link">Více sloupců nebo řádků<text:tab/>22</text:a></text:p>
            <text:p text:style-name="P79"><text:a xlink:type="simple" xlink:href="#__RefHeading__74094_1365249792" text:style-name="Index_20_Link" text:visited-style-name="Index_20_Link">Práce se sešity<text:tab/>22</text:a></text:p>
            <text:p text:style-name="P78"><text:a xlink:type="simple" xlink:href="#__RefHeading__31367_1380607024" text:style-name="Index_20_Link" text:visited-style-name="Index_20_Link">Vkládání nového listu<text:tab/>22</text:a></text:p>
            <text:p text:style-name="P78"><text:a xlink:type="simple" xlink:href="#__RefHeading__31369_1380607024" text:style-name="Index_20_Link" text:visited-style-name="Index_20_Link">Přesouvání a kopírování listů<text:tab/>23</text:a></text:p>
            <text:p text:style-name="P124"><text:a xlink:type="simple" xlink:href="#__RefHeading__31371_1380607024" text:style-name="Index_20_Link" text:visited-style-name="Index_20_Link">Přetahování<text:tab/>23</text:a></text:p>
            <text:p text:style-name="P124"><text:a xlink:type="simple" xlink:href="#__RefHeading__31373_1380607024" text:style-name="Index_20_Link" text:visited-style-name="Index_20_Link">Pomocí dialogového okna<text:tab/>23</text:a></text:p>
            <text:p text:style-name="P78"><text:a xlink:type="simple" xlink:href="#__RefHeading__31375_1380607024" text:style-name="Index_20_Link" text:visited-style-name="Index_20_Link">Mazání listů<text:tab/>24</text:a></text:p>
            <text:p text:style-name="P78"><text:a xlink:type="simple" xlink:href="#__RefHeading__31377_1380607024" text:style-name="Index_20_Link" text:visited-style-name="Index_20_Link">Přejmenování listů<text:tab/>24</text:a></text:p>
            <text:p text:style-name="P79"><text:a xlink:type="simple" xlink:href="#__RefHeading__74102_1365249792" text:style-name="Index_20_Link" text:visited-style-name="Index_20_Link">Zobrazení v programu Calc<text:tab/>24</text:a></text:p>
            <text:p text:style-name="P78"><text:a xlink:type="simple" xlink:href="#__RefHeading__74104_1365249792" text:style-name="Index_20_Link" text:visited-style-name="Index_20_Link">Změna zobrazení dokumentu<text:tab/>24</text:a></text:p>
            <text:p text:style-name="P78"><text:a xlink:type="simple" xlink:href="#__RefHeading__74106_1365249792" text:style-name="Index_20_Link" text:visited-style-name="Index_20_Link">Ukotvení řádků a sloupců<text:tab/>25</text:a></text:p>
            <text:p text:style-name="P124"><text:a xlink:type="simple" xlink:href="#__RefHeading__31622_1380607024" text:style-name="Index_20_Link" text:visited-style-name="Index_20_Link">Ukotvení řádků nebo sloupců<text:tab/>25</text:a></text:p>
            <text:p text:style-name="P124"><text:a xlink:type="simple" xlink:href="#__RefHeading__8569_1705546372" text:style-name="Index_20_Link" text:visited-style-name="Index_20_Link">Zrušení ukotvení<text:tab/>25</text:a></text:p>
            <text:p text:style-name="P78"><text:a xlink:type="simple" xlink:href="#__RefHeading__74108_1365249792" text:style-name="Index_20_Link" text:visited-style-name="Index_20_Link">Rozdělení obrazovky<text:tab/>25</text:a></text:p>
            <text:p text:style-name="P124"><text:a xlink:type="simple" xlink:href="#__RefHeading__89798_462712302" text:style-name="Index_20_Link" text:visited-style-name="Index_20_Link">Vodorovné nebo svislé rozdělení obrazovky<text:tab/>26</text:a></text:p>
            <text:p text:style-name="P124"><text:a xlink:type="simple" xlink:href="#__RefHeading__9137_1266506079" text:style-name="Index_20_Link" text:visited-style-name="Index_20_Link">Odebrání rozdělení obrazovky<text:tab/>26</text:a></text:p>
            <text:p text:style-name="P79"><text:a xlink:type="simple" xlink:href="#__RefHeading__31624_1380607024" text:style-name="Index_20_Link" text:visited-style-name="Index_20_Link">Pomocí klávesnice<text:tab/>26</text:a></text:p>
            <text:p text:style-name="P78"><text:a xlink:type="simple" xlink:href="#__RefHeading__12174_2055606540" text:style-name="Index_20_Link" text:visited-style-name="Index_20_Link">Čísla<text:tab/>26</text:a></text:p>
            <text:p text:style-name="P124"><text:a xlink:type="simple" xlink:href="#__RefHeading__4519_1225246692" text:style-name="Index_20_Link" text:visited-style-name="Index_20_Link">Záporná čísla<text:tab/>26</text:a></text:p>
            <text:p text:style-name="P124"><text:a xlink:type="simple" xlink:href="#__RefHeading__4521_1225246692" text:style-name="Index_20_Link" text:visited-style-name="Index_20_Link">Úvodní nuly<text:tab/>26</text:a></text:p>
            <text:p text:style-name="P124"><text:a xlink:type="simple" xlink:href="#__RefHeading__4523_1225246692" text:style-name="Index_20_Link" text:visited-style-name="Index_20_Link">Čísla a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um a čas<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Nahradit<text:tab/>29</text:a></text:p>
            <text:p text:style-name="P124"><text:a xlink:type="simple" xlink:href="#__RefHeading__4367_651980398" text:style-name="Index_20_Link" text:visited-style-name="Index_20_Link">Výjimky<text:tab/>29</text:a></text:p>
            <text:p text:style-name="P124"><text:a xlink:type="simple" xlink:href="#__RefHeading__89804_462712302" text:style-name="Index_20_Link" text:visited-style-name="Index_20_Link">Možnosti<text:tab/>29</text:a></text:p>
            <text:p text:style-name="P124"><text:a xlink:type="simple" xlink:href="#__RefHeading__4371_651980398" text:style-name="Index_20_Link" text:visited-style-name="Index_20_Link">Místní možnosti<text:tab/>29</text:a></text:p>
            <text:p text:style-name="P124"><text:a xlink:type="simple" xlink:href="#__RefHeading___Toc10509_233684998" text:style-name="Index_20_Link" text:visited-style-name="Index_20_Link">Obnovit<text:tab/>29</text:a></text:p>
            <text:p text:style-name="P78"><text:a xlink:type="simple" xlink:href="#__RefHeading__4375_651980398" text:style-name="Index_20_Link" text:visited-style-name="Index_20_Link">Vypnutí automatických oprav<text:tab/>29</text:a></text:p>
            <text:p text:style-name="P79"><text:a xlink:type="simple" xlink:href="#__RefHeading__74122_1365249792" text:style-name="Index_20_Link" text:visited-style-name="Index_20_Link">Urychlení vkládání dat<text:tab/>30</text:a></text:p>
            <text:p text:style-name="P78"><text:a xlink:type="simple" xlink:href="#__RefHeading__74124_1365249792" text:style-name="Index_20_Link" text:visited-style-name="Index_20_Link">Použití nástroje Vyplnit<text:tab/>30</text:a></text:p>
            <text:p text:style-name="P124"><text:a xlink:type="simple" xlink:href="#__RefHeading__89806_462712302" text:style-name="Index_20_Link" text:visited-style-name="Index_20_Link">Vyplňování posloupnosti dat<text:tab/>30</text:a></text:p>
            <text:p text:style-name="P124"><text:a xlink:type="simple" xlink:href="#__RefHeading__30429_1380607024" text:style-name="Index_20_Link" text:visited-style-name="Index_20_Link">Definování posloupnosti<text:tab/>32</text:a></text:p>
            <text:p text:style-name="P124"><text:a xlink:type="simple" xlink:href="#__RefHeading___Toc5539_2101809857" text:style-name="Index_20_Link" text:visited-style-name="Index_20_Link">Definování posloupností z oblasti listu<text:tab/>32</text:a></text:p>
            <text:p text:style-name="P78"><text:a xlink:type="simple" xlink:href="#__RefHeading___Toc14992_266939973" text:style-name="Index_20_Link" text:visited-style-name="Index_20_Link">Použití seznamů výběru<text:tab/>32</text:a></text:p>
            <text:p text:style-name="P79"><text:a xlink:type="simple" xlink:href="#__RefHeading___Toc14994_266939973" text:style-name="Index_20_Link" text:visited-style-name="Index_20_Link">Sdílení obsahu mezi listy<text:tab/>33</text:a></text:p>
            <text:p text:style-name="P79"><text:soft-page-break/><text:a xlink:type="simple" xlink:href="#__RefHeading__17113_1267672555" text:style-name="Index_20_Link" text:visited-style-name="Index_20_Link">Ověřování obsahu buněk<text:tab/>33</text:a></text:p>
            <text:p text:style-name="P79"><text:a xlink:type="simple" xlink:href="#__RefHeading__8875_141864493" text:style-name="Index_20_Link" text:visited-style-name="Index_20_Link">Úprava dat<text:tab/>34</text:a></text:p>
            <text:p text:style-name="P78"><text:a xlink:type="simple" xlink:href="#__RefHeading__74132_1365249792" text:style-name="Index_20_Link" text:visited-style-name="Index_20_Link">Mazání dat<text:tab/>34</text:a></text:p>
            <text:p text:style-name="P124"><text:a xlink:type="simple" xlink:href="#__RefHeading__8877_141864493" text:style-name="Index_20_Link" text:visited-style-name="Index_20_Link">Mazání pouze dat<text:tab/>34</text:a></text:p>
            <text:p text:style-name="P124"><text:a xlink:type="simple" xlink:href="#__RefHeading__8879_141864493" text:style-name="Index_20_Link" text:visited-style-name="Index_20_Link">Mazání dat a formátování<text:tab/>34</text:a></text:p>
            <text:p text:style-name="P78"><text:a xlink:type="simple" xlink:href="#__RefHeading___Toc10900_4170719853" text:style-name="Index_20_Link" text:visited-style-name="Index_20_Link">Nahrazování dat<text:tab/>34</text:a></text:p>
            <text:p text:style-name="P78"><text:a xlink:type="simple" xlink:href="#__RefHeading__37453_1700526464" text:style-name="Index_20_Link" text:visited-style-name="Index_20_Link">Changing data<text:tab/>34</text:a></text:p>
            <text:p text:style-name="P124"><text:a xlink:type="simple" xlink:href="#__RefHeading__16303_141864493" text:style-name="Index_20_Link" text:visited-style-name="Index_20_Link">Pomocí klávesnice<text:tab/>34</text:a></text:p>
            <text:p text:style-name="P124"><text:a xlink:type="simple" xlink:href="#__RefHeading__16305_141864493" text:style-name="Index_20_Link" text:visited-style-name="Index_20_Link">Pomocí myši<text:tab/>34</text:a></text:p>
            <text:p text:style-name="P79"><text:a xlink:type="simple" xlink:href="#__RefHeading__74138_1365249792" text:style-name="Index_20_Link" text:visited-style-name="Index_20_Link">Formátování dat<text:tab/>35</text:a></text:p>
            <text:p text:style-name="P78"><text:a xlink:type="simple" xlink:href="#__RefHeading__74140_1365249792" text:style-name="Index_20_Link" text:visited-style-name="Index_20_Link">Víceřádkový text<text:tab/>35</text:a></text:p>
            <text:p text:style-name="P124"><text:a xlink:type="simple" xlink:href="#__RefHeading__30431_1380607024" text:style-name="Index_20_Link" text:visited-style-name="Index_20_Link">Automatické zalamování<text:tab/>35</text:a></text:p>
            <text:p text:style-name="P124"><text:a xlink:type="simple" xlink:href="#__RefHeading__9373_1843988802" text:style-name="Index_20_Link" text:visited-style-name="Index_20_Link">Ruční zalomení textu<text:tab/>36</text:a></text:p>
            <text:p text:style-name="P78"><text:a xlink:type="simple" xlink:href="#__RefHeading__74142_1365249792" text:style-name="Index_20_Link" text:visited-style-name="Index_20_Link">Zmenšení textu podle velikosti buňky<text:tab/>36</text:a></text:p>
            <text:p text:style-name="P78"><text:a xlink:type="simple" xlink:href="#__RefHeading__74144_1365249792" text:style-name="Index_20_Link" text:visited-style-name="Index_20_Link">Formátování čísel<text:tab/>36</text:a></text:p>
            <text:p text:style-name="P78"><text:a xlink:type="simple" xlink:href="#__RefHeading__5592_984566268" text:style-name="Index_20_Link" text:visited-style-name="Index_20_Link">Formatting fonts and text in cells<text:tab/>36</text:a></text:p>
            <text:p text:style-name="P78"><text:a xlink:type="simple" xlink:href="#__RefHeading__86660_625523294" text:style-name="Index_20_Link" text:visited-style-name="Index_20_Link">Formátování ohraničení buněk<text:tab/>38</text:a></text:p>
            <text:p text:style-name="P78"><text:a xlink:type="simple" xlink:href="#__RefHeading__86662_625523294" text:style-name="Index_20_Link" text:visited-style-name="Index_20_Link">Formátování pozadí buňky<text:tab/>38</text:a></text:p>
            <text:p text:style-name="P78"><text:a xlink:type="simple" xlink:href="#__RefHeading___Toc14185_266939973" text:style-name="Index_20_Link" text:visited-style-name="Index_20_Link">Formatting default cell styles<text:tab/>38</text:a></text:p>
            <text:p text:style-name="P79"><text:a xlink:type="simple" xlink:href="#__RefHeading__74152_1365249792" text:style-name="Index_20_Link" text:visited-style-name="Index_20_Link">Automatické formátování buněk<text:tab/>38</text:a></text:p>
            <text:p text:style-name="P78"><text:a xlink:type="simple" xlink:href="#__RefHeading__10671_1843988802" text:style-name="Index_20_Link" text:visited-style-name="Index_20_Link">Použití automatického formátování<text:tab/>38</text:a></text:p>
            <text:p text:style-name="P78"><text:a xlink:type="simple" xlink:href="#__RefHeading__10673_1843988802" text:style-name="Index_20_Link" text:visited-style-name="Index_20_Link">Definování nového automatického formátování<text:tab/>39</text:a></text:p>
            <text:p text:style-name="P79"><text:a xlink:type="simple" xlink:href="#__RefHeading___Toc14996_266939973" text:style-name="Index_20_Link" text:visited-style-name="Index_20_Link">Používání témat<text:tab/>39</text:a></text:p>
            <text:p text:style-name="P79"><text:a xlink:type="simple" xlink:href="#__RefHeading__10675_1843988802" text:style-name="Index_20_Link" text:visited-style-name="Index_20_Link">Použití podmíněného formátování<text:tab/>41</text:a></text:p>
            <text:p text:style-name="P79"><text:a xlink:type="simple" xlink:href="#__RefHeading___Toc10902_4170719853" text:style-name="Index_20_Link" text:visited-style-name="Index_20_Link">Skrývání a zobrazování dat<text:tab/>41</text:a></text:p>
            <text:p text:style-name="P78"><text:a xlink:type="simple" xlink:href="#__RefHeading__11153_1686195973" text:style-name="Index_20_Link" text:visited-style-name="Index_20_Link">Skrývání dat<text:tab/>41</text:a></text:p>
            <text:p text:style-name="P78"><text:a xlink:type="simple" xlink:href="#__RefHeading___Toc21097_244513003" text:style-name="Index_20_Link" text:visited-style-name="Index_20_Link">Zobrazení dat<text:tab/>41</text:a></text:p>
            <text:p text:style-name="P79"><text:a xlink:type="simple" xlink:href="#__RefHeading___Toc21099_244513003" text:style-name="Index_20_Link" text:visited-style-name="Index_20_Link">Cell protection<text:tab/>42</text:a></text:p>
            <text:p text:style-name="P79"><text:a xlink:type="simple" xlink:href="#__RefHeading__74164_1365249792" text:style-name="Index_20_Link" text:visited-style-name="Index_20_Link">Řazení záznamů<text:tab/>43</text:a></text:p>
            <text:p text:style-name="P79"><text:a xlink:type="simple" xlink:href="#__RefHeading___Toc21101_244513003" text:style-name="Index_20_Link" text:visited-style-name="Index_20_Link">Cell comments<text:tab/>44</text:a></text:p>
            <text:p text:style-name="P79"><text:a xlink:type="simple" xlink:href="#__RefHeading__14677_1458129930" text:style-name="Index_20_Link" text:visited-style-name="Index_20_Link">Použití vzorců a funkcí<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ýza dat<text:tab/>45</text:a></text:p>
            <text:p text:style-name="P79"><text:a xlink:type="simple" xlink:href="#__RefHeading___Toc14189_266939973" text:style-name="Index_20_Link" text:visited-style-name="Index_20_Link">Pivot tables and pivot charts<text:tab/>45</text:a></text:p>
            <text:p text:style-name="P78"><text:a xlink:type="simple" xlink:href="#__RefHeading___Toc6319_13048540801111" text:style-name="Index_20_Link" text:visited-style-name="Index_20_Link">Pivot charts<text:tab/>46</text:a></text:p>
            <text:p text:style-name="P79"><text:a xlink:type="simple" xlink:href="#__RefHeading__74166_1365249792" text:style-name="Index_20_Link" text:visited-style-name="Index_20_Link">Tisk<text:tab/>46</text:a></text:p>
            <text:p text:style-name="P78"><text:a xlink:type="simple" xlink:href="#__RefHeading__74172_1365249792" text:style-name="Index_20_Link" text:visited-style-name="Index_20_Link">Oblasti tisku<text:tab/>47</text:a></text:p>
            <text:p text:style-name="P124"><text:a xlink:type="simple" xlink:href="#__RefHeading__30435_1380607024" text:style-name="Index_20_Link" text:visited-style-name="Index_20_Link">Definování oblasti tisku<text:tab/>47</text:a></text:p>
            <text:p text:style-name="P124"><text:a xlink:type="simple" xlink:href="#__RefHeading__74174_1365249792" text:style-name="Index_20_Link" text:visited-style-name="Index_20_Link">Přidávání k oblasti tisku<text:tab/>47</text:a></text:p>
            <text:p text:style-name="P124"><text:a xlink:type="simple" xlink:href="#__RefHeading__30437_1380607024" text:style-name="Index_20_Link" text:visited-style-name="Index_20_Link">Odstranění oblasti tisku<text:tab/>47</text:a></text:p>
            <text:p text:style-name="P124"><text:a xlink:type="simple" xlink:href="#__RefHeading__30439_1380607024" text:style-name="Index_20_Link" text:visited-style-name="Index_20_Link">Úprava oblasti tisku<text:tab/>47</text:a></text:p>
            <text:p text:style-name="P78"><text:a xlink:type="simple" xlink:href="#__RefHeading__21748_508553458" text:style-name="Index_20_Link" text:visited-style-name="Index_20_Link">Možnosti tisku<text:tab/>47</text:a></text:p>
            <text:p text:style-name="P78"><text:a xlink:type="simple" xlink:href="#__RefHeading___Toc10511_233684998" text:style-name="Index_20_Link" text:visited-style-name="Index_20_Link">Zopakování tisku řádků a sloupců<text:tab/>48</text:a></text:p>
            <text:p text:style-name="P78"><text:soft-page-break/><text:a xlink:type="simple" xlink:href="#__RefHeading__74178_1365249792" text:style-name="Index_20_Link" text:visited-style-name="Index_20_Link">Zalomení stránky<text:tab/>48</text:a></text:p>
            <text:p text:style-name="P124"><text:a xlink:type="simple" xlink:href="#__RefHeading__30441_1380607024" text:style-name="Index_20_Link" text:visited-style-name="Index_20_Link">Vkládání zalomení stránky<text:tab/>49</text:a></text:p>
            <text:p text:style-name="P124"><text:a xlink:type="simple" xlink:href="#__RefHeading__30443_1380607024" text:style-name="Index_20_Link" text:visited-style-name="Index_20_Link">Odstranění zalomení stránky<text:tab/>49</text:a></text:p>
            <text:p text:style-name="P78"><text:a xlink:type="simple" xlink:href="#__RefHeading__74180_1365249792" text:style-name="Index_20_Link" text:visited-style-name="Index_20_Link">Záhlaví a zápatí<text:tab/>49</text:a></text:p>
            <text:p text:style-name="P124"><text:a xlink:type="simple" xlink:href="#__RefHeading__30445_1380607024" text:style-name="Index_20_Link" text:visited-style-name="Index_20_Link">Nastavení záhlaví nebo zápatí<text:tab/>49</text:a></text:p>
          </text:index-body>
        </text:table-of-content>
        <text:p text:style-name="P77"/>
      </text:section>
      <text:h text:style-name="P12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2302240634" text:style-name="List_20_1">
        <text:list-item>
          <text:p text:style-name="P80">Funkce, které lze použít k vytváření vzorců umožňujících provádět s daty komplexní výpočty.</text:p>
        </text:list-item>
        <text:list-item>
          <text:p text:style-name="P80">Databázové funkce umožňující data řadit, ukládat a filtrovat.</text:p>
        </text:list-item>
        <text:list-item>
          <text:p text:style-name="P80">Dynamické grafy: je možné použít široký rozsah 2D a 3D grafů.</text:p>
        </text:list-item>
        <text:list-item>
          <text:p text:style-name="P80">Makra pro zaznamenávání a spouštění často opakovaných úkolů. Mezi podporované skriptovací jazyky na tvorbu maker patří LibreOffice Basic, Python, BeanShell a JavaScript,</text:p>
        </text:list-item>
        <text:list-item>
          <text:p text:style-name="P80">Schopnost otevírat, upravovat a ukládat sešity programu Microsoft Excel,</text:p>
        </text:list-item>
        <text:list-item>
          <text:p text:style-name="P82">importovat a exportovat sešity v mnoha formátech včetně HTML, CSV, PDF a PostScriptu.</text:p>
        </text:list-item>
      </text:list>
      <text:h text:style-name="P114" text:outline-level="1"><text:bookmark-start text:name="__RefHeading___Toc14177_266939973"/>Compatibility with other spreadsheet applications<text:bookmark-end text:name="__RefHeading___Toc14177_266939973"/></text:h>
      <text:h text:style-name="P90" text:outline-level="2"><text:bookmark-start text:name="__RefHeading___Toc14179_266939973"/>Wildcards<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Formula syntax<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will translate seamlessly between the two.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kra<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lthough the programming languages are the same, the objects and methods are different and therefore not entirely compatible.</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ešity, listy, a buňky<text:bookmark-end text:name="__RefHeading__74050_1365249792"/></text:h>
      <text:p text:style-name="P5">Calc works with documents called <text:alphabetical-index-mark text:string-value="popis" text:key1="sešity"/><text:span text:style-name="LOEmphasis">spreadsheets</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5"><text:soft-page-break/>Každý sešit může mít mnoho listů a každý list může mít mnoho buněk. In Calc, each sheet can have a maximum of 1,048,576 rows and a maximum of 1024 columns. LibreOffice Calc může obsahovat až 32 000 listů.</text:p>
      <text:h text:style-name="P115" text:outline-level="1"><text:bookmark-start text:name="__RefHeading__74052_1365249792"/>Hlavní okno programu Calc<text:bookmark-end text:name="__RefHeading__74052_1365249792"/></text:h>
      <text:p text:style-name="P5">Po spuštění programu Calc je <text:alphabetical-index-mark text:string-value="hlavní okno, popis"/>otevřeno hlavní okno (Obrázek <text:sequence-ref text:reference-format="value" text:ref-name="refFigure0">1</text:sequence-ref>). Jeho hlavní části jsou popsány níže.</text:p>
      <text:h text:style-name="P91" text:outline-level="2"><text:bookmark-start text:name="__RefHeading__55679_841367368"/>Záhlaví okna<text:bookmark-end text:name="__RefHeading__55679_841367368"/></text:h>
      <text:p text:style-name="P5"><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Figure <text:sequence text:ref-name="refFigure0" text:name="Figure" text:formula="ooow:Figure+1" style:num-format="1">1</text:sequence>: Calc main window</text:p></draw:text-box></draw:frame></text:p>
      <text:h text:style-name="P91" text:outline-level="2"><text:bookmark-start text:name="__RefHeading___Toc5537_2101809857"/>Hlavní nabídka<text:bookmark-end text:name="__RefHeading___Toc5537_2101809857"/></text:h>
      <text:p text:style-name="P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Nástrojové lišty<text:bookmark-end text:name="__RefHeading__74056_1365249792"/></text:h>
      <text:p text:style-name="P5">Pokud spustíme Calc ve výchozím nastavení, v horní části pracovní plochy budou ukotveny nástrojové lišty Standardní a Formátování (obrázek <text:sequence-ref text:reference-format="value" text:ref-name="refFigure0">1</text:sequence-ref>).</text:p>
      <text:p text:style-name="P5"><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P5">You can choose the single-toolbar alternative to the default double toolbar arrangement.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p text:style-name="P5">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 When hovering the toolbar with the mouse, a tool tip shows the action performed by each icon in the toolbar.</text:p>
      <text:h text:style-name="P91" text:outline-level="2"><text:bookmark-start text:name="__RefHeading__74058_1365249792"/>Lišta vzorců<text:bookmark-end text:name="__RefHeading__74058_1365249792"/></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Obrázek <text:sequence text:ref-name="refFigure1" text:name="Figure" text:formula="ooow:Figure+1" style:num-format="1">2</text:sequence>: Lišta vzorců</text:p></draw:text-box></draw:frame></text:p>
      <text:p text:style-name="P5">Lišta vzorců zahrnuje zleva doprava následující:</text:p>
      <text:list xml:id="list134513032277219" text:continue-numbering="true" text:style-name="List_20_1">
        <text:list-item>
          <text:p text:style-name="P80"><text:span text:style-name="LOStrong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You can also type a cell reference in the Name Box <text:soft-page-break/>to jump to the referenced cell. If you type the name of a named range and press the <text:span text:style-name="LOKeystroke">Enter</text:span> key, the named range is selected and displayed.</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Průvodce funkcí"/>opens a dialog from which you can search through a list of available functions. To může být také velmi užitečné pro zobrazení toho, jak jsou funkce definovány.</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Pokud v buňkách nad vybranou buňkou čísla nejsou, pak se sčítají čísla v buňkách nalevo od vybrané buňky.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Vstupní řádek</text:span> – zobrazuje obsah vybrané buňky (data, rovnice nebo funkce) a umožňuje jeho úpravu. To turn the Input line into a multiline input area for very long formulas, click the drop down button on the right.</text:p>
        </text:list-item>
      </text:list>
      <text:p text:style-name="P5">Obsah buňky můžeme upravit také přímo poklepáním na buňku.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Poznámka</text:p>
        </text:list-item>
      </text:list>
      <text:p text:style-name="P34">V sešitech pojem “funkce” zahrnuje mnohem víc než jen matematické funkce. Více informací se nachází v <text:span text:style-name="LOEmphasis"> Uživatelské příručce v kapitole 7 Použití vzorců a funkcí</text:span>. </text:p>
      <text:h text:style-name="P99" text:outline-level="2"><text:bookmark-start text:name="__RefHeading__89794_462712302"/>Stavový řádek<text:bookmark-end text:name="__RefHeading__89794_462712302"/></text:h>
      <text:p text:style-name="P5">The <text:alphabetical-index-mark text:string-value="stavový řádek"/>Calc status bar (Figure <text:sequence-ref text:reference-format="value" text:ref-name="refFigure2">3</text:sequence-ref>) provides information about the spreadsheet as well as quick and convenient ways to change some of its features.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Postranní lišta<text:bookmark-end text:name="__RefHeading__89796_462712302"/></text:h>
      <text:p text:style-name="P5">Postranní lišta programu Calc (<text:span text:style-name="LOMenuPath">Zobrazit &gt; Postranní lišta</text:span>) se nachází na pravé straně okna. Jedná se o kombinaci nástrojové lišty a dialogového okna. It is similar to the sidebar in Writer (shown in Chapter 1 and Chapter 4 of this book) and consists of five <text:alphabetical-index-mark text:string-value="karty"/>decks: Properties, Styles, Gallery, Navigator, and Functions. Each deck has a corresponding icon on the <text:alphabetical-index-mark text:string-value="Panel karet"/>Tab panel to the right of the sidebar, allowing you to switch between them. Jednotlivé karty jsou popsány níže.</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y:</text:span> Přístup k dostupným stylům buněk, aktualizuje styly buněk a nové styly buněk.</text:p>
        </text:list-item>
        <text:list-item>
          <text:p text:style-name="P109"><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p text:style-name="P109"><text:span text:style-name="LOStrongEmphasis">Formát čísla:</text:span> Rychlá změna formátu čísel včetně desetinných míst, měny, data nebo číselného textu. K dispozici jsou také ovládací prvky číselných a textových polí formulářů.</text:p>
        </text:list-item>
        <text:list-item>
          <text:p text:style-name="P109"><text:span text:style-name="LOStrongEmphasis">Zarovnání</text:span>: Ovládací prvky pro zarovnání textu různými způsoby, včetně vodorovného a svislého, zalomení, odsazení, slučování, orientaci textu a svislé zarovnání.</text:p>
        </text:list-item>
        <text:list-item>
          <text:p text:style-name="P109"><text:span text:style-name="LOStrongEmphasis">Vzhled buňky:</text:span> Ovládací prvky pro nastavení volby vzhledu, včetně barvy pozadí buňky, formátu ohraničení buňky včetně barvy čáry a jejího stylu a mřížky.</text:p>
        </text:list-item>
      </text:list>
      <text:list xml:id="list134512848947811" text:continue-list="list134512391038796" text:style-name="List_20_1">
        <text:list-header>
          <text:p text:style-name="P80">Každý z těchto panelů má tlačítko <text:span text:style-name="LOMenuPath">Další možnosti</text:span>, které otevře dialogové okno s větším počtem možností. Tato dialogová okna uzamknou dokument pro úpravy, dokud nebudou uzavřena.</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P80"><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84"><text:span text:style-name="LOStrongEmphasis">Funkce</text:span>: Tato karta obsahuje jediný panel, který je stejný jako okno otevřené z hlavní nabídky <text:span text:style-name="LOMenuPath">Vložit &gt; Funkce...</text:span>.</text:p>
        </text:list-item>
      </text:list>
      <text:p text:style-name="P5">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P5">Postranní lištu můžeme skrýt, nebo znovu zobrazit tím, že klepneme na okraj s tlačítkem Skrýt/Zobrazit. Šířku zobrazené karty můžeme nastavit přetažením levého okraje postranní lišty.</text:p>
      <text:h text:style-name="P91" text:outline-level="2"><text:bookmark-start text:name="__RefHeading___Toc8910_1947340979"/>Rozvržení sešitu<text:bookmark-end text:name="__RefHeading___Toc8910_1947340979"/></text:h>
      <text:h text:style-name="P128" text:outline-level="3"><text:bookmark-start text:name="__RefHeading__30387_1380607024"/>Jednotlivé buňky<text:bookmark-end text:name="__RefHeading__30387_1380607024"/></text:h>
      <text:p text:style-name="P50">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P128" text:outline-level="3"><text:bookmark-start text:name="__RefHeading__74062_1365249792"/>Karty listů<text:bookmark-end text:name="__RefHeading__74062_1365249792"/></text:h>
      <text:p text:style-name="P5">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Jsme-li hotovi, klepnutím na tlačítko <text:span text:style-name="LOMenuPath">OK</text:span> dialogové okno zavřeme.</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134513136058962" text:continue-list="list134513739219403" text:style-name="Heading_20_Note">
        <text:list-item>
          <text:p text:style-name="P160">Poznámka</text:p>
        </text:list-item>
      </text:list>
      <text:p text:style-name="P34">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38">Chceme-li otevřít soubor CSV v Calcu:</text:p>
      <text:list xml:id="list566270602" text:style-name="Numbering_20_1">
        <text:list-item text:start-value="1">
          <text:p text:style-name="P133">V hlavní nabídce vybereme <text:span text:style-name="LOMenuPath">Soubor &gt; Otevřít</text:span> a vyhledáme soubor CSV, který chceme otevřít.</text:p>
        </text:list-item>
        <text:list-item>
          <text:p text:style-name="P13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151">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133">Klepnutím na talčítko <text:span text:style-name="LOMenuPath">OK</text:span> soubor otevřeme a importujem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Možnosti importu souborů CSV do sešitu Calc jsou následující:</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Znaková sada</text:span> – určuje znakovou sadu použitou v importovaném souboru.</text:p>
        </text:list-item>
        <text:list-item>
          <text:p text:style-name="P110"><text:span text:style-name="LOEmphasis">Language</text:span> – determines how the number strings are imported.</text:p>
          <text:p text:style-name="P110">Pokud je pro import CSV Jazyk nastaven na Výchozí, použije Calc globálně nastavený jazyk. Pokud je nastaven určitý jazyk, bude při importu použit ten.</text:p>
        </text:list-item>
        <text:list-item>
          <text:p text:style-name="P109"><text:span text:style-name="LOEmphasis">Od řádku</text:span> – určuje, od kterého řádku import započne. Náhled řádků se zobrazuje v dolní části dialogového okna.</text:p>
        </text:list-item>
      </text:list>
      <text:list xml:id="list134513595135003" text:continue-list="list134513239025380" text:style-name="List_20_1">
        <text:list-item>
          <text:p text:style-name="P80"><text:span text:style-name="LOStrongEmphasis">Možnosti oddělovače</text:span> – určuje, zda jsou data oddělena určitým znakem, nebo zda používají pevnou šířku záznamů.</text:p>
        </text:list-item>
      </text:list>
      <text:list xml:id="list134512460525885" text:continue-list="list134512644426945" text:style-name="List_20_2">
        <text:list-item>
          <text:p text:style-name="P109"><text:span text:style-name="LOEmphasis">Pevná šířka</text:span> – data se rozdělí do sloupců podle pevné šířky (stejný počet znaků). Šířku nastavíme klepnutím na pravítko v okně náhledu.</text:p>
        </text:list-item>
        <text:list-item>
          <text:p text:style-name="P109"><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P109"><text:span text:style-name="LOEmphasis">Sloučit oddělovače</text:span> – spojí po sobě jdoucí oddělovače a odstraní prázdná datová pole.</text:p>
        </text:list-item>
        <text:list-item>
          <text:p text:style-name="P109"><text:span text:style-name="LOEmphasis">Oddělovač textu</text:span> – vybereme znak, který vymezuje textová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109"><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109">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134513763583724" text:continue-list="list134512332311135" text:style-name="List_20_1">
        <text:list-item>
          <text:p text:style-name="P80"><text:span text:style-name="LOStrongEmphasis">Pole</text:span> – zobrazuje, jak budou data vypadat po rozdělení do sloupců.</text:p>
        </text:list-item>
      </text:list>
      <text:list xml:id="list134513934337420" text:continue-list="list134514049533953" text:style-name="List_20_2">
        <text:list-item>
          <text:p text:style-name="P109"><text:span text:style-name="LOEmphasis">Typ sloupce</text:span> – vybereme sloupec v okně náhledu a typ dat, který se má u importovaného sloupce použít.</text:p>
        </text:list-item>
        <text:list-item>
          <text:p text:style-name="P109"><text:span text:style-name="LOEmphasis">Standardní </text:span>– Calc sám určí typ dat.</text:p>
        </text:list-item>
        <text:list-item>
          <text:p text:style-name="P109"><text:span text:style-name="LOEmphasis">Text</text:span> – importovaná data budou považována za text.</text:p>
        </text:list-item>
        <text:list-item>
          <text:p text:style-name="P109">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P109"><text:span text:style-name="LOEmphasis">Skrýt</text:span> – data z vybraného sloupce nebudou importována.</text:p>
        </text:list-item>
      </text:list>
      <text:h text:style-name="P115"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52">Více Informací o ukládání souborů, jak automatickém, tak ručním, se nachází v <text:span text:style-name="LOEmphasis">kapitole 1 Úvod do LibreOffice</text:span>.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134514152639101" text:continue-list="list566270602" text:style-name="Numbering_20_1">
        <text:list-item text:start-value="1">
          <text:p text:style-name="Numbering_20_1">Uložíme sešit do souborového formátu Calc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Do pole <text:span text:style-name="LOMenuPath">Název souboru</text:span> můžeme zadat nový název souboru.</text:p>
        </text:list-item>
        <text:list-item>
          <text:p text:style-name="P133">In the <text:span text:style-name="LOMenuPath">File type</text:span> drop-down menu, select the type of spreadsheet format you want to use.</text:p>
        </text:list-item>
        <text:list-item>
          <text:p text:style-name="P133">Pokud vybereme <text:span text:style-name="LOMenuPath">Automatická přípona názvu souborů</text:span>, k názvu souboru se přidá správná přípona souboru pro zvolený formát sešitu.</text:p>
        </text:list-item>
        <text:list-item>
          <text:p text:style-name="P133">Klepneme na tlačítko <text:span text:style-name="LOMenuPath">Uložit</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Zde můžeme vybrat znakovou sadu, oddělovač pole, oddělovač textu, a tak dále, které mají být použity pro soubor CSV.</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Figure <text:sequence text:ref-name="refFigure6" text:name="Figure" text:formula="ooow:Figure+1" style:num-format="1">7</text:sequence>: Export Text File dialog for CSV files</text:p></draw:text-box></draw:frame></text:p>
      <text:list xml:id="list1043361647" text:style-name="Heading_20_Tip">
        <text:list-item>
          <text:p text:style-name="P165">Tip</text:p>
        </text:list-item>
      </text:list>
      <text:p text:style-name="P34">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91"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513892770721" text:continue-list="list134513763583724" text:style-name="List_20_1">
        <text:list-item>
          <text:p text:style-name="P80"><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V odkazech na buňky se nerozlišuje velikost písmen: například napsané a3 nebo A3 přesune zaměření na buňku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p text:style-name="P80"><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p text:style-name="P80"><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P80"><text:span text:style-name="LOStrongEmphasis">Pomocí Home</text:span>, <text:span text:style-name="LOStrongEmphasis">End</text:span>, <text:span text:style-name="LOStrongEmphasis">Page Up</text:span> a <text:span text:style-name="LOStrongEmphasis">Page Down</text:span></text:p>
        </text:list-item>
      </text:list>
      <text:list xml:id="list134513437568196" text:continue-list="list134513934337420" text:style-name="List_20_2">
        <text:list-item>
          <text:p text:style-name="P109"><text:span text:style-name="LOKeystroke">Home</text:span> přesune zaměření buňky na začátek řádku.</text:p>
        </text:list-item>
        <text:list-item>
          <text:p text:style-name="P109"><text:span text:style-name="LOKeystroke">Klávesa End</text:span> aktivuje úplně poslední buňku zprava, která obsahuje na daném řádku údaje.</text:p>
        </text:list-item>
        <text:list-item>
          <text:p text:style-name="P111"><text:span text:style-name="LOKeystroke">Page Down</text:span> přesune zaměření buňky o jednu obrazovku dolů.</text:p>
        </text:list-item>
        <text:list-item>
          <text:p text:style-name="P111"><text:span text:style-name="LOKeystroke">Page Up</text:span> přesune zaměření buňky o jednu obrazovku nahoru.<text:alphabetical-index-mark text:string-value="pohyb" text:key1="listy"/><text:alphabetical-index-mark text:string-value="přechod z listu na list"/></text:p>
        </text:list-item>
      </text:list>
      <text:h text:style-name="P92"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p text:style-name="P80"><text:span text:style-name="LOStrongEmphasis">Pomocí myši</text:span> – klepnutím na některou z karet listu v dolní části sešitu tento list vybereme.</text:p>
        </text:list-item>
      </text:list>
      <text:p text:style-name="P37">If your spreadsheet contains a lot of sheets, then some of the sheet tabs may be hidden. Je-li tomu tak:</text:p>
      <text:list xml:id="list134512970242255" text:continue-numbering="true" text:style-name="List_20_1">
        <text:list-item>
          <text:p text:style-name="P85">Using the four buttons to the left of the sheet tabs can move the tabs into view (Figure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Poznámka</text:p>
        </text:list-item>
      </text:list>
      <text:p text:style-name="Text_20_Note">Když do sešitu vložíme nový list, Calc automaticky k jeho pojmenování použije další číslo v pořadí. V závislosti na tom, jaký list je otevřený, když vkládáme nový list a jakou metodu vložení používáme, nemusí mít nový list správnou numerickou pozici. Listy v sešitě se doporučuje přejmenovat tak, aby byly snadněji rozpoznatelné.</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Figure <text:sequence text:ref-name="refFigure8" text:name="Figure" text:formula="ooow:Figure+1" style:num-format="1">9</text:sequence>: Navigating sheet tabs</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Figure <text:sequence text:ref-name="refFigure9" text:name="Figure" text:formula="ooow:Figure+1" style:num-format="1">10</text:sequence>: Right-click any arrow button</text:p></draw:text-box></draw:frame></text:p>
      <text:h text:style-name="P91"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able <text:sequence-ref text:reference-format="value" text:ref-name="refFigure0">1</text:sequence-ref><text:s/>lists the keys and key combinations you can use for spreadsheet navigation in Calc.</text:p>
      <text:p text:style-name="P49">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53">Klávesová zkratka</text:p>
          </table:table-cell>
          <table:table-cell table:style-name="Table38.A1" office:value-type="string">
            <text:p text:style-name="P53">Pohyb mezi buňkami</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Přesune zaměření buňky o jednu buňku doprava.</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Přesune zaměření buňky o jednu buňku doleva.</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Přesune zaměření buňky o jednu buňku nahoru.</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Přesune zaměření buňky o jednu buňku dolů.</text:p>
          </table:table-cell>
        </table:table-row>
        <table:table-row table:style-name="Table38.2">
          <table:table-cell table:style-name="Table38.A6" office:value-type="string">
            <text:p text:style-name="P47"><text:span text:style-name="LOKeystroke">Ctrl+→</text:span></text:p>
          </table:table-cell>
          <table:table-cell table:style-name="Table38.B2" office:value-type="string">
            <text:p text:style-name="P47">Pokud je výchozí zaměřená buňka prázdná, přesune zaměření doprava do prvního sloupce, který obsahuje v daném řádku data.</text:p>
            <text:p text:style-name="P47">Pokud výchozí zaměřená buňka obsahuje data, přesune zaměření doprava do posledního sloupce v daném řádku a v téže oblasti buněk.</text:p>
            <text:p text:style-name="P47">Pokud žádné další buňky vpravo neobsahují data, přesune v sešitu zaměření buňky do posledního sloupce vpravo.</text:p>
          </table:table-cell>
        </table:table-row>
        <text:soft-page-break/>
        <table:table-row table:style-name="Table38.3">
          <table:table-cell table:style-name="Table38.A7" office:value-type="string">
            <text:p text:style-name="P47"><text:span text:style-name="LOKeystroke">Ctrl+←</text:span></text:p>
          </table:table-cell>
          <table:table-cell table:style-name="Table38.B7" office:value-type="string">
            <text:p text:style-name="P47">Pokud je výchozí zaměřená buňka prázdná, přesune zaměření doleva do prvního sloupce, který obsahuje v daném řádku data.</text:p>
            <text:p text:style-name="P47">Pokud výchozí zaměřená buňka obsahuje data, přesune zaměření doleva do prvního sloupce v daném řádku a v téže oblasti buněk.</text:p>
            <text:p text:style-name="P47">Pokud žádné další buňky vlevo neobsahují data, přesune zaměření buňky do prvního sloupce vlevo.</text:p>
          </table:table-cell>
        </table:table-row>
        <table:table-row table:style-name="Table38.2">
          <table:table-cell table:style-name="Table38.A8" office:value-type="string">
            <text:p text:style-name="P47"><text:span text:style-name="LOKeystroke">Ctrl+↑</text:span></text:p>
          </table:table-cell>
          <table:table-cell table:style-name="Table38.B2" office:value-type="string">
            <text:p text:style-name="P47">Přesune zaměření z prázdné buňky na první buňku nahoře, která ve stejném sloupci obsahuje data.</text:p>
            <text:p text:style-name="P47">Pokud zaměřená buňka obsahuje data, přesune zaměření buňky na první řádek v téže oblasti.</text:p>
            <text:p text:style-name="P47">Přesune zaměření z poslední buňky obsahující data na buňku v prvním řádku stejného sloupce sešitu.</text:p>
          </table:table-cell>
        </table:table-row>
        <table:table-row table:style-name="Table38.3">
          <table:table-cell table:style-name="Table38.A9" office:value-type="string">
            <text:p text:style-name="P47"><text:span text:style-name="LOKeystroke">Ctrl+↓</text:span></text:p>
          </table:table-cell>
          <table:table-cell table:style-name="Table38.B9" office:value-type="string">
            <text:p text:style-name="P47">Přesune zaměření z prázdné buňky na první buňku dole, která ve stejném sloupci obsahuje data.</text:p>
            <text:p text:style-name="P47">Pokud zaměřená buňka obsahuje data, přesune zaměření buňky na poslední řádek v téže oblasti.</text:p>
            <text:p text:style-name="P47">Přesune zaměření z poslední buňky obsahující data na buňku ve stejném sloupci a v prvním řádku sešitu.</text:p>
          </table:table-cell>
        </table:table-row>
        <table:table-row table:style-name="Table38.2">
          <table:table-cell table:style-name="Table38.A10" office:value-type="string">
            <text:p text:style-name="P47"><text:span text:style-name="LOKeystroke">Ctrl+Home</text:span></text:p>
          </table:table-cell>
          <table:table-cell table:style-name="Table38.B2" office:value-type="string">
            <text:p text:style-name="P47">Přesune zaměření buňky z libovolného místa sešitu na buňku A1 na stejném listu.</text:p>
          </table:table-cell>
        </table:table-row>
        <table:table-row table:style-name="Table38.3">
          <table:table-cell table:style-name="Table38.A11" office:value-type="string">
            <text:p text:style-name="P47"><text:span text:style-name="LOKeystroke">Ctrl+End</text:span></text:p>
          </table:table-cell>
          <table:table-cell table:style-name="Table38.B11" office:value-type="string">
            <text:p text:style-name="P47">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47"><text:span text:style-name="LOKeystroke">Alt+Page Down</text:span></text:p>
          </table:table-cell>
          <table:table-cell table:style-name="Table38.B2" office:value-type="string">
            <text:p text:style-name="P47">Přesune zaměření buňky o jednu obrazovku doprava (pokud je to možné).</text:p>
          </table:table-cell>
        </table:table-row>
        <table:table-row table:style-name="Table38.3">
          <table:table-cell table:style-name="Table38.A13" office:value-type="string">
            <text:p text:style-name="P47"><text:span text:style-name="LOKeystroke">Alt+Page Up</text:span></text:p>
          </table:table-cell>
          <table:table-cell table:style-name="Table38.B13" office:value-type="string">
            <text:p text:style-name="P47">Přesune zaměření buňky o jednu obrazovku doleva (pokud je to možné).</text:p>
          </table:table-cell>
        </table:table-row>
        <table:table-row table:style-name="Table38.2">
          <table:table-cell table:style-name="Table38.A14" office:value-type="string">
            <text:p text:style-name="P47"><text:span text:style-name="LOKeystroke">Ctrl+Page Down</text:span></text:p>
          </table:table-cell>
          <table:table-cell table:style-name="Table38.B2" office:value-type="string">
            <text:p text:style-name="P45">Přesune zaměření na naposledy aktivovanou buňku v následujícím listu vpravo, pokud má sešit více než jeden list.</text:p>
          </table:table-cell>
        </table:table-row>
        <table:table-row table:style-name="Table38.3">
          <table:table-cell table:style-name="Table38.A15" office:value-type="string">
            <text:p text:style-name="P47"><text:span text:style-name="LOKeystroke">Ctrl+Page Up</text:span></text:p>
          </table:table-cell>
          <table:table-cell table:style-name="Table38.B15" office:value-type="string">
            <text:p text:style-name="P46">Přesune zaměření na naposledy aktivovanou buňku v předešlém listu vlevo, pokud má sešit více než jeden list.</text:p>
          </table:table-cell>
        </table:table-row>
        <table:table-row table:style-name="Table38.2">
          <table:table-cell table:style-name="Table38.A16" office:value-type="string">
            <text:p text:style-name="P47"><text:span text:style-name="LOKeystroke">Tabulátor</text:span></text:p>
          </table:table-cell>
          <table:table-cell table:style-name="Table38.B2" office:value-type="string">
            <text:p text:style-name="P47">Přesune zaměření buňky na další buňku vpravo.</text:p>
          </table:table-cell>
        </table:table-row>
        <table:table-row table:style-name="Table38.3">
          <table:table-cell table:style-name="Table38.A17" office:value-type="string">
            <text:p text:style-name="P47"><text:span text:style-name="LOKeystroke">Shift+Tabulátor</text:span></text:p>
          </table:table-cell>
          <table:table-cell table:style-name="Table38.B17" office:value-type="string">
            <text:p text:style-name="P47">Přesune zaměření buňky na další buňku vlevo.</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Přesune zaměření o jednu buňku dolů (není-li změněno uživatelem). Viz následující téma.</text:p>
          </table:table-cell>
        </table:table-row>
        <table:table-row table:style-name="Table38.3">
          <table:table-cell table:style-name="Table38.A19" office:value-type="string">
            <text:p text:style-name="P47"><text:span text:style-name="LOKeystroke">Shift+Enter</text:span></text:p>
          </table:table-cell>
          <table:table-cell table:style-name="Table38.B19" office:value-type="string">
            <text:p text:style-name="P47">Přesune zaměření o jednu buňku nahoru (není-li změněno uživatelem).</text:p>
          </table:table-cell>
        </table:table-row>
      </table:table>
      <text:h text:style-name="P91"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5">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Figure <text:sequence text:ref-name="refFigure10" text:name="Figure" text:formula="ooow:Figure+1" style:num-format="1">11</text:sequence>: Customizing the Enter key</text:p></draw:text-box></draw:frame></text:p>
      <text:h text:style-name="P115" text:outline-level="1"><text:bookmark-start text:name="__RefHeading__30397_1380607024"/><text:soft-page-break/>Výběr položek v sešitu<text:bookmark-end text:name="__RefHeading__30397_1380607024"/></text:h>
      <text:h text:style-name="P91"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P128" text:outline-level="3"><text:bookmark-start text:name="__RefHeading__30399_1380607024"/>Jedna buňka<text:bookmark-end text:name="__RefHeading__30399_1380607024"/></text:h>
      <text:p text:style-name="P5">Klepneme levým tlačítkem na buňku.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Souvislá oblast buněk<text:bookmark-end text:name="__RefHeading__30401_1380607024"/></text:h>
      <text:p text:style-name="P5"><text:alphabetical-index-mark text:string-value="oblast" text:key1="buňky"/>Oblast buněk lze vybrat pomocí klávesnice nebo myši.</text:p>
      <text:p text:style-name="P37">Chceme-li vybrat oblast buněk tažením kurzoru myši:</text:p>
      <text:list xml:id="list37658197" text:style-name="Numbering_20_1">
        <text:list-item>
          <text:p text:style-name="P133">Klepneme na buňku.</text:p>
        </text:list-item>
        <text:list-item>
          <text:p text:style-name="P133">Stiskneme a podržíme levé tlačítko myši.</text:p>
        </text:list-item>
        <text:list-item>
          <text:p text:style-name="P133">Přesuneme ukazatel myši po obrazovce.</text:p>
        </text:list-item>
        <text:list-item>
          <text:p text:style-name="P152">Jakmile je zvýrazněna požadovaná oblast buněk, uvolníme levé tlačítko myši.</text:p>
        </text:list-item>
      </text:list>
      <text:p text:style-name="P37">Chceme-li vybrat oblast buněk bez tažení myší:</text:p>
      <text:list xml:id="list972667052" text:style-name="Numbering_20_1">
        <text:list-item text:start-value="1">
          <text:p text:style-name="P133">Klepneme do buňky, která má být jedním z rohů oblasti buněk.</text:p>
        </text:list-item>
        <text:list-item>
          <text:p text:style-name="P133">Přesuneme ukazatel myši do protějšího rohu oblasti buněk.</text:p>
        </text:list-item>
        <text:list-item>
          <text:p text:style-name="P133">Podržíme klávesu <text:span text:style-name="LOKeystroke">Shift</text:span> a klepneme.</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Make sure to change back to <text:span text:style-name="LOMenuPath">Standard selection</text:span> or you may extend a cell selection unintentionally.</text:p>
      <text:p text:style-name="P37">Chceme-li vybrat oblast buněk bez použití myši:</text:p>
      <text:list xml:id="list927523349" text:style-name="Numbering_20_1">
        <text:list-item text:start-value="1">
          <text:p text:style-name="P133">Vybereme buňku, která bude jedním z rohů oblasti buněk.</text:p>
        </text:list-item>
        <text:list-item>
          <text:p text:style-name="P133">Podržíme klávesu <text:span text:style-name="LOKeystroke">Shift</text:span> a pomocí kurzorových šipek vybereme zbytek oblasti.</text:p>
        </text:list-item>
      </text:list>
      <text:list xml:id="list134513448847867" text:continue-list="list134513857982006" text:style-name="Heading_20_Tip">
        <text:list-item>
          <text:p text:style-name="P165">Tip</text:p>
        </text:list-item>
      </text:list>
      <text:p text:style-name="P34">Oblast buněk můžeme také vybrat pomocí pole názvu. Click into the Name Box on the Formula Bar (Figure <text:sequence-ref text:reference-format="value" text:ref-name="refFigure1">2</text:sequence-ref><text:s/>on page <text:sequence-ref text:reference-format="page" text:ref-name="refFigure1">9</text:sequence-ref>). Oblast vybereme tím, že zadáme odkaz na levou horní buňku následovaný dvojtečkou (:) a odkazem na pravou dolní buňku. For example, to select the range that would go from A3 to C6, you would enter <text:span text:style-name="LOKeystroke">A3:C6</text:span>.</text:p>
      <text:h text:style-name="P128" text:outline-level="3"><text:bookmark-start text:name="__RefHeading__30403_1380607024"/>Nesouvislá oblast buněk<text:bookmark-end text:name="__RefHeading__30403_1380607024"/></text:h>
      <text:list xml:id="list134514117079835" text:continue-list="list134513063713455" text:style-name="Numbering_20_1">
        <text:list-item text:start-value="1">
          <text:p text:style-name="P133">Vybereme buňku nebo oblast buněk pomocí jedné z výše uvedených metod.</text:p>
        </text:list-item>
        <text:list-item>
          <text:p text:style-name="P133">Přesuneme ukazatel myši na začátek následující oblasti nebo jediné buňky.</text:p>
        </text:list-item>
        <text:list-item>
          <text:p text:style-name="P133">Podržíme klávesu <text:span text:style-name="LOKeystroke">Ctrl</text:span> a klepnutím nebo přetažením vybereme jinou oblast buněk, kterou chceme přidat k první oblasti.</text:p>
        </text:list-item>
        <text:list-item>
          <text:p text:style-name="P137">Opakujeme podle potřeby.</text:p>
        </text:list-item>
      </text:list>
      <text:list xml:id="list134513509808428" text:continue-list="list134512495781395" text:style-name="Heading_20_Note">
        <text:list-item>
          <text:p text:style-name="P159"><text:soft-page-break/>Poznámka:</text:p>
        </text:list-item>
      </text:list>
      <text:p text:style-name="Text_20_Note">Some Calc operations cannot be used with non-contiguous cells. For example, you cannot copy a non-contiguous range.</text:p>
      <text:h text:style-name="P92" text:outline-level="2"><text:bookmark-start text:name="__RefHeading___Toc14986_266939973"/>Výběr<text:alphabetical-index-mark text:string-value="výběr" text:key1="řádky, v Calcu"/> sloupců a řádků<text:bookmark-end text:name="__RefHeading___Toc14986_266939973"/></text:h>
      <text:h text:style-name="P128" text:outline-level="3"><text:bookmark-start text:name="__RefHeading__30405_1380607024"/>Jediný sloupec nebo řádek<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Chceme-li vybrat jediný řádek, klepneme na záhlaví řádku.</text:p>
      <text:h text:style-name="P128"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Numbering_20_1">
        <text:list-item>
          <text:p text:style-name="P133">Klepneme na první sloupec nebo řádek ve skupině.</text:p>
        </text:list-item>
        <text:list-item>
          <text:p text:style-name="P133">Podržíme klávesu <text:span text:style-name="LOKeystroke">Shift</text:span>.</text:p>
        </text:list-item>
        <text:list-item>
          <text:p text:style-name="P133">Klepneme na poslední sloupec nebo řádek ve skupině.</text:p>
        </text:list-item>
      </text:list>
      <text:p text:style-name="P37">Chceme-li vybrat více sloupců nebo řádků, které nejsou souvisle vedle sebe:</text:p>
      <text:list xml:id="list134513175308697" text:continue-list="list687662039" text:style-name="Numbering_20_1">
        <text:list-item text:start-value="1">
          <text:p text:style-name="P133">Klepneme na první sloupec nebo řádek ve skupině.</text:p>
        </text:list-item>
        <text:list-item>
          <text:p text:style-name="P133">Podržíme klávesu <text:span text:style-name="LOKeystroke">Ctrl</text:span>.</text:p>
        </text:list-item>
        <text:list-item>
          <text:p text:style-name="P133">Klepneme na všechny další sloupce nebo řádky, zatímco držíme klávesu <text:span text:style-name="LOKeystroke">Ctrl</text:span>.</text:p>
        </text:list-item>
      </text:list>
      <text:h text:style-name="P128" text:outline-level="3"><text:bookmark-start text:name="__RefHeading__30409_1380607024"/>Celý lis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Figure <text:sequence text:ref-name="refFigure11" text:name="Figure" text:formula="ooow:Figure+1" style:num-format="1">12</text:sequence>: Select All box</text:p></draw:text-box></draw:frame></text:p>
      <text:h text:style-name="P9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h text:style-name="P128" text:outline-level="3"><text:bookmark-start text:name="__RefHeading__30413_1380607024"/>Jeden list<text:bookmark-end text:name="__RefHeading__30413_1380607024"/></text:h>
      <text:p text:style-name="P5">Klepneme na kartu listu, který chcete vybrat. Karta vybraného listu zbělá (ve výchozím nastavení Calcu).</text:p>
      <text:h text:style-name="P128" text:outline-level="3"><text:bookmark-start text:name="__RefHeading__30415_1380607024"/>Několik sousedících listů<text:bookmark-end text:name="__RefHeading__30415_1380607024"/></text:h>
      <text:p text:style-name="P37">Chceme-li vybrat několik sousedících listů:</text:p>
      <text:list xml:id="list1255404207" text:style-name="Numbering_20_1">
        <text:list-item text:start-value="1">
          <text:p text:style-name="P133">Klepneme na kartu prvního požadovaného listu.</text:p>
        </text:list-item>
        <text:list-item>
          <text:p text:style-name="P133">Přesuneme ukazatel myši přes karty listů na poslední požadovaný list.</text:p>
        </text:list-item>
        <text:list-item>
          <text:p text:style-name="P133">Podržíme klávesu <text:span text:style-name="LOKeystroke">Shift</text:span> a klepneme na kartu listu.</text:p>
        </text:list-item>
        <text:list-item>
          <text:p text:style-name="P133">Všechny karty mezi těmito dvěma výběry zbělají (ve výchozím nastavení Calcu). Veškeré akce, které nyní provedeme, ovlivní všechny zvýrazněné listy.</text:p>
        </text:list-item>
      </text:list>
      <text:h text:style-name="P128" text:outline-level="3"><text:bookmark-start text:name="__RefHeading__6585_1826898278"/><text:soft-page-break/>Několik nesousedících listů<text:bookmark-end text:name="__RefHeading__6585_1826898278"/></text:h>
      <text:p text:style-name="P37">Chceme-li vybrat několik nesousedících listů:</text:p>
      <text:list xml:id="list1537528153" text:style-name="Numbering_20_1">
        <text:list-item text:start-value="1">
          <text:p text:style-name="P133">Klepneme na kartu prvního požadovaného listu.</text:p>
        </text:list-item>
        <text:list-item>
          <text:p text:style-name="P133">Přesuneme ukazatel myši přes karty listů na druhý požadovaný list.</text:p>
        </text:list-item>
        <text:list-item>
          <text:p text:style-name="P133">Podržíme klávesu <text:span text:style-name="LOKeystroke">Ctrl</text:span> a klepneme na kartu listu.</text:p>
        </text:list-item>
        <text:list-item>
          <text:p text:style-name="P133">Opakujeme podle potřeby.</text:p>
        </text:list-item>
        <text:list-item>
          <text:p text:style-name="P133">Vybrané karty zbělají (ve výchozím nastavení Calcu). Veškeré akce, které nyní provedeme, ovlivní všechny zvýrazněné listy.</text:p>
        </text:list-item>
      </text:list>
      <text:h text:style-name="P128" text:outline-level="3"><text:bookmark-start text:name="__RefHeading__6587_1826898278"/>Všechny listy<text:bookmark-end text:name="__RefHeading__6587_1826898278"/></text:h>
      <text:p text:style-name="P5">Klepneme pravým tlačítkem myši na kartu libovolného listu a zvolíme z místní nabídky <text:span text:style-name="LOMenuPath">Vybrat všechny listy</text:span>.</text:p>
      <text:h text:style-name="Heading_20_2" text:outline-level="2"><text:bookmark-start text:name="__RefHeading___Toc10898_4170719853"/>Hiding and showing sheets<text:bookmark-end text:name="__RefHeading___Toc10898_4170719853"/></text:h>
      <text:p text:style-name="P4">Sometimes you may want to hide the contents of a sheet to preserve data from accidental editing or because its contents are not important to display.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does not let you hide the last visible sheet.</text:p>
      <text:h text:style-name="P115" text:outline-level="1"><text:bookmark-start text:name="__RefHeading__74088_1365249792"/>Práce se sloupci a řádky<text:bookmark-end text:name="__RefHeading__74088_1365249792"/></text:h>
      <text:h text:style-name="P91"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h text:style-name="P128" text:outline-level="3"><text:bookmark-start text:name="__RefHeading__6589_1826898278"/>Jediný sloupec nebo řádek<text:bookmark-end text:name="__RefHeading__6589_1826898278"/></text:h>
      <text:p text:style-name="P37">Pomocí nabídky <text:span text:style-name="LOMenuPath">Vložit</text:span>:</text:p>
      <text:list xml:id="list1117907267" text:style-name="Numbering_20_1">
        <text:list-item text:start-value="1">
          <text:p text:style-name="P133">Vybereme buňku, sloupec nebo řádek podle toho, kam chceme nový sloupec nebo řádek vložit.</text:p>
        </text:list-item>
        <text:list-item>
          <text:p text:style-name="P133">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P37">Pomocí myši:</text:p>
      <text:list xml:id="list134514202878741" text:continue-list="list1117907267" text:style-name="Numbering_20_1">
        <text:list-item text:start-value="1">
          <text:p text:style-name="P154">Vybereme sloupec nebo řádek podle toho, kam chceme nový sloupec nebo řádek vložit.</text:p>
        </text:list-item>
        <text:list-item>
          <text:p text:style-name="P133">Klepneme pravým tlačítkem myši na záhlaví sloupce nebo řádku.</text:p>
        </text:list-item>
        <text:list-item>
          <text:p text:style-name="P133">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P128"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Numbering_20_1">
        <text:list-item text:start-value="1">
          <text:p text:style-name="P133">Vybereme požadovaný počet sloupců nebo řádků tím, že podržíme levé tlačítko myši na prvním z nich a táhneme přes jejich záhlaví.</text:p>
        </text:list-item>
        <text:list-item>
          <text:p text:style-name="P133">Dále postupujeme stejně jako u vkládání jednoho sloupce nebo řádku popisovaného výše.</text:p>
        </text:list-item>
      </text:list>
      <text:h text:style-name="P91" text:outline-level="2"><text:bookmark-start text:name="__RefHeading__30909_1380607024"/><text:soft-page-break/><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P128" text:outline-level="3"><text:bookmark-start text:name="__RefHeading__6593_1826898278"/>Jediný sloupec nebo řádek<text:bookmark-end text:name="__RefHeading__6593_1826898278"/></text:h>
      <text:p text:style-name="P37">Chceme-li smazat jeden sloupec nebo řádek:</text:p>
      <text:list xml:id="list3323844261" text:style-name="Numbering_20_1">
        <text:list-item text:start-value="1">
          <text:p text:style-name="P133">Vybereme buňku ve sloupci nebo řádku, kterou chceme smazat.</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Figure <text:sequence text:ref-name="refFigure12" text:name="Figure" text:formula="ooow:Figure+1" style:num-format="1">13</text:sequence>: Delete Cells dialog</text:p></draw:text-box></draw:frame></text:p>
      <text:p text:style-name="P37">Nebo:</text:p>
      <text:list xml:id="list134512253307832" text:continue-list="list3323844261" text:style-name="Numbering_20_1">
        <text:list-item text:start-value="1">
          <text:p text:style-name="P133">Řádek nebo sloupec vybereme klepnutím na záhlaví.</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28" text:outline-level="3"><text:bookmark-start text:name="__RefHeading__6595_1826898278"/>Více sloupců nebo řádků<text:bookmark-end text:name="__RefHeading__6595_1826898278"/></text:h>
      <text:p text:style-name="P37">Chceme-li smazat více sloupců nebo řádků:</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15" text:outline-level="1"><text:bookmark-start text:name="__RefHeading__74094_1365249792"/>Práce se sešity<text:bookmark-end text:name="__RefHeading__74094_1365249792"/></text:h>
      <text:h text:style-name="P9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Figure <text:sequence text:ref-name="refFigure13" text:name="Figure" text:formula="ooow:Figure+1" style:num-format="1">14</text:sequence>: Insert Sheet dialog</text:p></draw:text-box></draw:frame></text:p>
      <text:h text:style-name="P91"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text:span text:style-name="LOMenuPath">Move/Copy Sheet</text:span> dialog. Chceme-li list přesunout nebo zkopírovat do jiného sešitu, je třeba použít dialogové okno <text:span text:style-name="LOMenuPath">Přesunout/kopírovat list</text:span>.</text:p>
      <text:h text:style-name="P128" text:outline-level="3"><text:bookmark-start text:name="__RefHeading__31371_1380607024"/>Přetahování<text:bookmark-end text:name="__RefHeading__31371_1380607024"/></text:h>
      <text:p text:style-name="P5">Chceme-li list přesunout na jiné místo v témže sešitu, klepneme na jeho kartu, přetáhneme ji na nové místo a až poté uvolníme tlačítko myši.</text:p>
      <text:p text:style-name="P5">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P128" text:outline-level="3"><text:bookmark-start text:name="__RefHeading__31373_1380607024"/>Pomocí dialogového okna<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P133">Vybereme <text:span text:style-name="LOMenuPath">Přesunout</text:span>, pokud chceme list přesunout, nebo <text:span text:style-name="LOMenuPath">Kopírovat</text:span>, pokud ho chceme zkopírovat v oblast činnosti.</text:p>
        </text:list-item>
        <text:list-item>
          <text:p text:style-name="P133">Z rozbalovacího seznamu <text:span text:style-name="LOMenuPath">Do dokumentu</text:span> vybereme sešit, do kterého chceme list umístit. Může to být stejný sešit, jiný již otevřený, nebo nový.</text:p>
        </text:list-item>
        <text:list-item>
          <text:p text:style-name="P133">V poli <text:span text:style-name="LOMenuPath">Vložit před</text:span> vybereme. kam chceme list umístit.</text:p>
        </text:list-item>
        <text:list-item>
          <text:p text:style-name="P133">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P133">Klepnutím na tlačítko <text:span text:style-name="LOMenuPath">OK</text:span> přesun nebo kopírování potvrdíme a dialogové okno se zavře.</text:p>
        </text:list-item>
      </text:list>
      <text:list xml:id="list3811649772" text:style-name="Heading_20_Caution">
        <text:list-item>
          <text:p text:style-name="P131">Upozornění</text:p>
        </text:list-item>
      </text:list>
      <text:p text:style-name="P76">Pokud přesouváme nebo kopírujeme do jiného nebo nového sešitu, může nastat konflikt se vzorci odkazujícími na jiné listy z původního umístění.</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Figure <text:sequence text:ref-name="refFigure14" text:name="Figure" text:formula="ooow:Figure+1" style:num-format="1">15</text:sequence>: Move/Copy Sheet dialog</text:p></draw:text-box></draw:frame></text:p>
      <text:h text:style-name="P100" text:outline-level="2"><text:bookmark-start text:name="__RefHeading__31375_1380607024"/><text:alphabetical-index-mark text:string-value="listy" text:key1="mazání"/>Mazání listů<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Smazání potvrdíme klepnutím na tlačítko <text:span text:style-name="LOMenuPath">Ano</text:span>.</text:p>
      <text:p text:style-name="P5">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P91"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P37">Když chceme list přejmenovat, můžeme použít jeden z následujících způsobů:</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Klepneme pravým tlačítkem myši na kartu listu, v místní nabídce zvolíme <text:span text:style-name="LOMenuPath">Přejmenovat list</text:span> a nahradíme současný název novým.</text:p>
        </text:list-item>
        <text:list-item>
          <text:p text:style-name="P80">Poklepeme na záložku listu, čímž otevřeme dialogové okno <text:span text:style-name="LOMenuPath">Přejmenovat list</text:span>.</text:p>
        </text:list-item>
      </text:list>
      <text:list xml:id="list134512627408382" text:continue-list="list134513509808428" text:style-name="Heading_20_Note">
        <text:list-item>
          <text:p text:style-name="P161">Poznámka</text:p>
        </text:list-item>
      </text:list>
      <text:p text:style-name="P34">Název listu musí začínat písmenem nebo číslem, jiné znaky včetně mezery nejsou povoleny. Ostatní znaky mohou být písmena, číslice, mezera nebo podtržítko. Při pokusu o přejmenování na neplatný název se zobrazí chybová zpráva.</text:p>
      <text:h text:style-name="P123" text:outline-level="1"><text:bookmark-start text:name="__RefHeading__74102_1365249792"/><text:alphabetical-index-mark text:string-value="zobrazení" text:key1="Calc"/>Zobrazení v programu Calc<text:bookmark-end text:name="__RefHeading__74102_1365249792"/></text:h>
      <text:h text:style-name="P102" text:outline-level="2"><text:bookmark-start text:name="__RefHeading__74104_1365249792"/>Změna zobrazení dokumentu<text:bookmark-end text:name="__RefHeading__74104_1365249792"/></text:h>
      <text:p text:style-name="P5">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P91" text:outline-level="2"><text:bookmark-start text:name="__RefHeading__74106_1365249792"/><text:soft-page-break/><text:alphabetical-index-mark text:string-value="ukotvení" text:key1="sloupce, v Calcu"/>Ukotvení<text:alphabetical-index-mark text:string-value="ukotvení" text:key1="řádky, v Calcu"/> řádků a sloupců<text:bookmark-end text:name="__RefHeading__74106_1365249792"/></text:h>
      <text:p text:style-name="P5">Ukotvení uzamkne určitý počet řádků v horní části listu, určitý počet sloupců v levé části nebo řádky i sloupce najednou. Když se potom pohybujeme v listu, ukotvené sloupce a řádky zůstávají stále zobrazené.</text:p>
      <text:p text:style-name="P5">Figure <text:sequence-ref text:reference-format="value" text:ref-name="refFigure15">16</text:sequence-ref><text:s/>shows some frozen rows and columns. Na obrázku vidíme silnější vodorovnou čáru mezi řádky 4 a 5 a svislou čáru mezi sloupci C a D, které vymezují ukotvené oblasti. Řádky 4 až 22 a sloupce G až P byly posunuty mimo stránku.</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Ukotvení řádků nebo sloupců<text:bookmark-end text:name="freeze row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Zobrazí se silnější čára, která indikuje polohu ukotvení.</text:p>
        </text:list-item>
      </text:list>
      <text:h text:style-name="P128" text:outline-level="3"><text:bookmark-start text:name="__RefHeading__8569_1705546372"/>Zrušení ukotvení<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Silnější čáry indikující ukotvení zmizí.</text:p>
      <text:h text:style-name="P91"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An example of splitting the screen is shown in Figure <text:sequence-ref text:reference-format="value" text:ref-name="refFigure16">17</text:sequence-ref><text:s/>where a split is indicated by additional window borders within the sheet.</text:p>
      <text:p text:style-name="P5">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Figure <text:sequence text:ref-name="refFigure16" text:name="Figure" text:formula="ooow:Figure+1" style:num-format="1">17</text:sequence>: Split screen example</text:p></draw:text-box></draw:frame></text:p>
      <text:h text:style-name="P128" text:outline-level="3"><text:bookmark-start text:name="__RefHeading__89798_462712302"/><text:soft-page-break/>Vodorovné nebo svislé rozdělení obrazovky<text:bookmark-end text:name="__RefHeading__89798_462712302"/></text:h>
      <text:list xml:id="list134513676478389" text:continue-list="list301499702" text:style-name="Numbering_20_1">
        <text:list-item text:start-value="1">
          <text:p text:style-name="P140">Klepneme na záhlaví řádku, nad který chceme vložit bod rozdělení, nebo na záhlaví sloupce, před který chceme vložit bod rozdělení.</text:p>
        </text:list-item>
        <text:list-item>
          <text:p text:style-name="P133">V hlavní nabídce zvolíme <text:span text:style-name="LOMenuPath">Zobrazit</text:span> a vybereme <text:span text:style-name="LOMenuPath">Rozdělit okno.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Nebo:</text:p>
                    </text:list-header>
                  </text:list>
                </text:list-item>
              </text:list>
            </text:list-item>
          </text:list>
        </text:list-item>
      </text:list>
      <text:list xml:id="list134512298148655" text:continue-list="list134514210152242" text:style-name="List_20_1">
        <text:list-item>
          <text:p text:style-name="List_20_1">Chceme-li okno rozdělit vodorovně, uchopíme myší obdélníček s vodorovnou čárkou, který se nachází nad svislým posuvníkem, a posuneme ho pod řádek, pod který chceme rozdělení umístit.</text:p>
        </text:list-item>
        <text:list-item>
          <text:p text:style-name="List_20_1">Chceme-li okno rozdělit svisle, uchopíme myší obdélníček se svislou čárkou, který se nachází vpravo od vodorovného posuvníku, a posuneme ho napravo od sloupce, za který chceme rozdělení umístit.</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List_20_1">
        <text:list-item>
          <text:p text:style-name="P80">Postupně přesuneme dělící čáry na konce posuvníků.</text:p>
        </text:list-item>
        <text:list-item>
          <text:p text:style-name="P80">V hlavní nabídce zvolíme <text:span text:style-name="LOMenuPath">Zobrazit</text:span> a zrušíme zaškrtnutí položky <text:span text:style-name="LOMenuPath">Rozdělit okno</text:span>.</text:p>
        </text:list-item>
      </text:list>
      <text:h text:style-name="P115" text:outline-level="1"><text:bookmark-start text:name="__RefHeading__31624_1380607024"/>Pomocí klávesnice<text:bookmark-end text:name="__RefHeading__31624_1380607024"/></text:h>
      <text:p text:style-name="P5">Většina datových záznamů se dá v Calcu zadat pomocí klávesnice.</text:p>
      <text:h text:style-name="P91"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P128" text:outline-level="3"><text:bookmark-start text:name="__RefHeading__4519_1225246692"/>Záporná čísla<text:bookmark-end text:name="__RefHeading__4519_1225246692"/></text:h>
      <text:p text:style-name="P5">Když chceme zadat záporné číslo, buď napíšeme před číslo znaménko minus (-), nebo číslo uzavřeme do závorky (), jako například: (1234). Výsledek je v obou případech stejný: -1234.</text:p>
      <text:h text:style-name="P128" text:outline-level="3"><text:bookmark-start text:name="__RefHeading__4521_1225246692"/>Úvodní nuly<text:bookmark-end text:name="__RefHeading__4521_1225246692"/></text:h>
      <text:p text:style-name="P5">Pokud chceme při zadávání čísel v buňce zachovat minimální počet číslic, například 0012, je třeba zadat počet úvodních nul podle následujícího návodu.</text:p>
      <text:p text:style-name="P50"><text:soft-page-break/><text:span text:style-name="LOStrongEmphasis">Způsob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Zvolíme kartu <text:span text:style-name="LOMenuPath">Čísla</text:span> a vybereme položku <text:span text:style-name="LOEmphasis">Číslo</text:span> v seznamu <text:span text:style-name="LOEmphasis">Kategorie</text:span>.</text:p>
        </text:list-item>
        <text:list-item>
          <text:p text:style-name="P133">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133">Klepneme na <text:span text:style-name="LOMenuPath">OK</text:span>. Číslo si však interně zachová svůj běžný formát, a tak ho i bude program vyhodnocovat, pokud bude použito jako argument ve funkcích nebo vzorcích.</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Způsob 2</text:span></text:p>
      <text:list xml:id="list134512359668902" text:continue-list="list134512679918854"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Číslo</text:span> v seznamu <text:span text:style-name="LOMenuPath">Kategorie</text:span>.</text:p>
        </text:list-item>
        <text:list-item>
          <text:p text:style-name="P133">Nastavíme hodnotu pole <text:span text:style-name="LOMenuPath">Úvodní nuly</text:span> na <text:span text:style-name="LOMenuPath">4</text:span>. Změna formátování se projeví okamžitě.</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Pokud číslo zadáme s úvodními nulami, například 01481, bez toho, aniž bychom nejprve nastavili parametr Úvodní nuly, tyto nuly LibreOffice ve výchozím nastavení automaticky odstraní. Pokud chceme úvodní nuly po zadání čísla zachovat:</text:p>
      <text:list xml:id="list134513262097687" text:continue-list="list134512359668902" text:style-name="Numbering_20_1">
        <text:list-item text:start-value="1">
          <text:p text:style-name="P133">Před číslem napíšeme apostrof ('), například '01481.</text:p>
        </text:list-item>
        <text:list-item>
          <text:p text:style-name="P133"><text:soft-page-break/>Přesuneme zaměření na jinou buňku. Apostrof se automaticky odstraní, úvodní nuly se zachovají a číslo se převede na text, který je zarovnán vlevo.</text:p>
        </text:list-item>
      </text:list>
      <text:h text:style-name="P128" text:outline-level="3"><text:bookmark-start text:name="__RefHeading__4523_1225246692"/><text:alphabetical-index-mark text:string-value=" "/>Čísla a text<text:bookmark-end text:name="__RefHeading__4523_1225246692"/></text:h>
      <text:p text:style-name="P5">Čísla můžeme jako text zadat jedním z následujících způsobů:</text:p>
      <text:p text:style-name="P73"><text:span text:style-name="LOStrongEmphasis">Způsob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si, zda je zobrazena karta <text:span text:style-name="LOMenuPath">Čísla</text:span>, v ní zvolíme <text:span text:style-name="LOEmphasis">Text</text:span> ze seznamu <text:span text:style-name="LOEmphasis">Kategorie</text:span>.</text:p>
        </text:list-item>
        <text:list-item>
          <text:p text:style-name="P133">Klepneme na <text:span text:style-name="LOMenuPath">OK</text:span>. Čísla jsou při zadávání převáděna na text, který je zarovnán vlevo.</text:p>
        </text:list-item>
      </text:list>
      <text:p text:style-name="P73"><text:span text:style-name="LOStrongEmphasis">Způsob 2</text:span></text:p>
      <text:list xml:id="list134513011987837" text:continue-list="list134514210499031"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Text</text:span> ze seznamu <text:span text:style-name="LOMenuPath">Kategorie</text:span>. Změna formátování se projeví okamžitě.</text:p>
        </text:list-item>
        <text:list-item>
          <text:p text:style-name="P133">Klepneme zpět na buňku. Vložíme číslo a přesuneme zaměření buňky jinam, aby se data zformátovala.</text:p>
        </text:list-item>
      </text:list>
      <text:list xml:id="list134513388246903" text:continue-list="list134512627408382" text:style-name="Heading_20_Note">
        <text:list-item>
          <text:p text:style-name="P161">Poznámka</text:p>
        </text:list-item>
      </text:list>
      <text:p text:style-name="P34">Ve výchozím nastavení, čísla která byla převedena na text, budou ve všech vzorcích sešitu vyhodnocena jako nula. Funkce ve vzorcích textové položky ignorují.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Klepneme na buňku a napíšeme text. Text je ve výchozím nastavení zarovnán vlevo.<text:alphabetical-index-mark text:string-value=" "/></text:p>
      <text:h text:style-name="P101" text:outline-level="2"><text:bookmark-start text:name="__RefHeading___Toc14988_266939973"/>Datum a čas<text:bookmark-end text:name="__RefHeading___Toc14988_266939973"/></text:h>
      <text:p text:style-name="P5">Vybereme buňku a zadáme datum nebo čas.</text:p>
      <text:p text:style-name="P5">Jednotlivé části datumu je možné oddělovat tečkou (15.10.2013 nebo 15.10.13), spojovníkem (pouze 15-10) nebo lze použít text (15. říjen 2013).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Chceme-li změnit formát datumu a času, který Calc používá, použijeme následující postup:</text:p>
      <text:p text:style-name="P73"><text:span text:style-name="LOStrongEmphasis">Způsob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P153">Požadovaný formát zvolíme v seznamu <text:span text:style-name="LOEmphasis">Formát</text:span>. Click <text:span text:style-name="LOMenuPath">OK</text:span>.</text:p>
        </text:list-item>
      </text:list>
      <text:p text:style-name="P73"><text:span text:style-name="LOStrongEmphasis">Způsob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Vybereme <text:span text:style-name="LOMenuPath">Datum</text:span> ze seznamu <text:span text:style-name="LOMenuPath">Kategorie</text:span>.</text:p>
        </text:list-item>
        <text:list-item>
          <text:p text:style-name="P133"><text:soft-page-break/>Klepneme v záhlaví panelu na tlačítko <text:span text:style-name="LOMenuPath">Další možnosti</text:span>, čímž otevřeme dialogové okno <text:span text:style-name="LOMenuPath">Formát buněk</text:span>.</text:p>
        </text:list-item>
      </text:list>
      <text:list xml:id="list134513246036485" text:continue-list="list134513034778268" text:style-name="Numbering_20_1">
        <text:list-item>
          <text:p text:style-name="P133">Požadovaný formát zvolíme v seznamu <text:span text:style-name="LOEmphasis">Formát</text:span>. Click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Nahradit<text:bookmark-end text:name="__RefHeading___Toc10507_233684998"/></text:h>
      <text:p text:style-name="P5">Umožňuje upravit tabulku náhrad pro automatické opravy nebo nahrazování slov či zkratek v dokumentech.</text:p>
      <text:h text:style-name="P128" text:outline-level="3"><text:bookmark-start text:name="__RefHeading__4367_651980398"/>Výjimky<text:bookmark-end text:name="__RefHeading__4367_651980398"/></text:h>
      <text:p text:style-name="P5">Určíme zkratky nebo kombinace slov, které nemá LibreOffice automaticky nahrazovat.</text:p>
      <text:h text:style-name="P128" text:outline-level="3"><text:bookmark-start text:name="__RefHeading__89804_462712302"/>Možnosti<text:bookmark-end text:name="__RefHeading__89804_462712302"/></text:h>
      <text:p text:style-name="P5">Zvolíme možnosti pro funkci automatické opravy chyb při psaní a poté klepneme na tlačítko <text:span text:style-name="LOMenuPath">OK</text:span>.</text:p>
      <text:h text:style-name="P128" text:outline-level="3"><text:bookmark-start text:name="__RefHeading__4371_651980398"/>Místní možnosti<text:bookmark-end text:name="__RefHeading__4371_651980398"/></text:h>
      <text:p text:style-name="P5">Nastaví v automatických opravách znaky pro uvozovky a možnosti, které jsou specifické pro daný jazyk textu.</text:p>
      <text:h text:style-name="P128" text:outline-level="3"><text:bookmark-start text:name="__RefHeading___Toc10509_233684998"/>Obnovit<text:bookmark-end text:name="__RefHeading___Toc10509_233684998"/></text:h>
      <text:p text:style-name="P5">Obnoví změněné hodnoty zpět na výchozí pro LibreOffice.</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Figure <text:sequence text:ref-name="refFigure20" text:name="Figure" text:formula="ooow:Figure+1" style:num-format="1">21</text:sequence>: AutoCorrect dialog</text:p></draw:text-box></draw:frame></text:p>
      <text:h text:style-name="P91" text:outline-level="2"><text:bookmark-start text:name="__RefHeading__4375_651980398"/>Vypnutí automatických oprav<text:bookmark-end text:name="__RefHeading__4375_651980398"/></text:h>
      <text:p text:style-name="P5">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P115"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The most basic ability is to drag and drop the contents of one cell to another with a mouse.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P91"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Vybereme buňku, jejíž obsah chceme kopírovat nebo ze které chceme vytvořit posloupnost.</text:p>
        </text:list-item>
        <text:list-item>
          <text:p text:style-name="P133">Tažením myší se stisknutým tlačítkem nebo klepnutím na poslední buňku výběru se stisknutou klávesou <text:span text:style-name="LOKeystroke">Shift</text:span> zvolíme oblast, kterou chceme vyplnit.</text:p>
        </text:list-item>
        <text:list-item>
          <text:p text:style-name="P133">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P37">Další možností je použít klávesovou zkratku.</text:p>
      <text:list xml:id="list134513107947046" text:continue-list="list134513180061424" text:style-name="Numbering_20_1">
        <text:list-item text:start-value="1">
          <text:p text:style-name="P155">Vybereme buňku, jejíž obsah chceme kopírovat nebo ze které chceme vytvořit posloupnost.</text:p>
        </text:list-item>
        <text:list-item>
          <text:p text:style-name="P141">Přesuneme kurzor nad čtvereček v jejím pravém dolním rohu buňky. Kurzor změní tvar.</text:p>
        </text:list-item>
        <text:list-item>
          <text:p text:style-name="P14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Figure <text:sequence text:ref-name="refFigure21" text:name="Figure" text:formula="ooow:Figure+1" style:num-format="1">22</text:sequence>: Using the Fill tool</text:p></draw:text-box></draw:frame></text:p>
      <text:h text:style-name="P128" text:outline-level="3"><text:bookmark-start text:name="__RefHeading__89806_462712302"/>Vyplňování posloupnosti dat<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V něm můžeme zvolit požadovaný typ posloupnosti.</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Figure <text:sequence text:ref-name="refFigure22" text:name="Figure" text:formula="ooow:Figure+1" style:num-format="1">23</text:sequence>: Fill Series dialog</text:p></draw:text-box></draw:frame></text:p>
      <text:list xml:id="list134512765225181" text:continue-list="list134512298148655" text:style-name="List_20_1">
        <text:list-item>
          <text:p text:style-name="P80"><text:span text:style-name="LOStrongEmphasis">Směr</text:span> – určuje směr vytváření posloupnosti.</text:p>
        </text:list-item>
      </text:list>
      <text:list xml:id="list134514281375339" text:continue-list="list134513437568196" text:style-name="List_20_2">
        <text:list-item>
          <text:p text:style-name="P109"><text:span text:style-name="LOEmphasis">Dolů</text:span> – ve vybrané oblasti buněk vytvoří posloupnost směrem dolů s použitím zadaného přírůstku až po zadanou koncovou hodnotu.</text:p>
        </text:list-item>
        <text:list-item>
          <text:p text:style-name="P109"><text:span text:style-name="LOEmphasis">Vpravo</text:span> – ve vybrané oblasti buněk vytvoří posloupnost směrem doprava s použitím zadaného přírůstku až po zadanou koncovou hodnotu.</text:p>
        </text:list-item>
        <text:list-item>
          <text:p text:style-name="P109"><text:span text:style-name="LOEmphasis">Nahoru</text:span> – ve vybrané oblasti buněk vytvoří posloupnost směrem nahoru s použitím zadaného přírůstku až po zadanou koncovou hodnotu.</text:p>
        </text:list-item>
        <text:list-item>
          <text:p text:style-name="P109"><text:span text:style-name="LOEmphasis">Vlevo</text:span> – ve vybrané oblasti buněk vytvoří posloupnost směrem doleva s použitím zadaného přírůstku až po zadanou konečnou hodnotu.</text:p>
        </text:list-item>
      </text:list>
      <text:list xml:id="list134514124567091" text:continue-list="list134512765225181" text:style-name="List_20_1">
        <text:list-item>
          <text:p text:style-name="P86"><text:span text:style-name="LOStrongEmphasis">Typ posloupnosti</text:span> – určuje typ posloupnosti.</text:p>
        </text:list-item>
      </text:list>
      <text:list xml:id="list134512461851569" text:continue-list="list134514281375339" text:style-name="List_20_2">
        <text:list-item>
          <text:p text:style-name="P113"><text:span text:style-name="LOEmphasis">Lineární</text:span> – vytvoří lineární posloupnost čísel se zadaným přírůstkem a koncovou hodnotou.</text:p>
        </text:list-item>
        <text:list-item>
          <text:p text:style-name="P109"><text:span text:style-name="LOEmphasis">Růst</text:span> – vytvoří geometrickou posloupnost čísel se zadaným přírůstkem a koncovou hodnotou.</text:p>
        </text:list-item>
        <text:list-item>
          <text:p text:style-name="P109"><text:span text:style-name="LOEmphasis">Datum</text:span> – vytvoří posloupnost dat se zadaným přírůstkem a koncovým datem.</text:p>
        </text:list-item>
        <text:list-item>
          <text:p text:style-name="P109"><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513888552341" text:continue-list="list134514124567091" text:style-name="List_20_1">
        <text:list-item>
          <text:p text:style-name="P80"><text:span text:style-name="LOStrongEmphasis">Jednotka času</text:span> – v této části zvolíme požadovanou jednotku času. Tato část je aktivní pouze v případě, že je v oblasti Typ posloupnosti zvolena položka Datum.</text:p>
        </text:list-item>
      </text:list>
      <text:list xml:id="list134514262982298" text:continue-list="list134512461851569" text:style-name="List_20_2">
        <text:list-item>
          <text:p text:style-name="P109"><text:span text:style-name="LOEmphasis">Den</text:span> – použijeme, pokud chceme vytvořit posloupnost dat po sedmi dnech.</text:p>
        </text:list-item>
        <text:list-item>
          <text:p text:style-name="P109"><text:span text:style-name="LOEmphasis">Den v týdnu</text:span> – použijeme, pokud chceme vytvořit posloupnost dat pouze z pracovních dnů.</text:p>
        </text:list-item>
        <text:list-item>
          <text:p text:style-name="P109"><text:span text:style-name="LOEmphasis">Měsíc</text:span> – použijeme, pokud chceme vytvořit posloupnost z názvů nebo zkratek měsíců.</text:p>
        </text:list-item>
        <text:list-item>
          <text:p text:style-name="P109"><text:span text:style-name="LOEmphasis">Rok</text:span> – použijeme, pokud chceme vytvořit posloupnost let.</text:p>
        </text:list-item>
      </text:list>
      <text:list xml:id="list134513176755752" text:continue-list="list134513888552341" text:style-name="List_20_1">
        <text:list-item>
          <text:p text:style-name="P80"><text:span text:style-name="LOStrongEmphasis">Počáteční hodnota</text:span> – počáteční hodnota posloupnosti. Použijeme číslo, datum nebo čas.</text:p>
        </text:list-item>
        <text:list-item>
          <text:p text:style-name="P80"><text:span text:style-name="LOStrongEmphasis">Koncová hodnota</text:span> – koncová hodnota postupnosti. Použijeme číslo, datum nebo čas.</text:p>
        </text:list-item>
        <text:list-item>
          <text:p text:style-name="P80"><text:span text:style-name="LOStrongEmphasis">Přírůstek</text:span> - hodnota, která určuje změnu prvků posloupnosti v závislosti na jejím typu. Tyto hodnoty lze zadat, jen když je vybrána posloupnost Lineární, Růst nebo Datum.</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Figure <text:sequence text:ref-name="refFigure23" text:name="Figure" text:formula="ooow:Figure+1" style:num-format="1">24</text:sequence>: Sort Lists dialog</text:p></draw:text-box></draw:frame></text:p>
      <text:h text:style-name="P128" text:outline-level="3"><text:bookmark-start text:name="__RefHeading__30429_1380607024"/>Definování posloupnosti<text:bookmark-end text:name="__RefHeading__30429_1380607024"/></text:h>
      <text:p text:style-name="P37">Chceme-li definovat vlastní posloupnosti:</text:p>
      <text:list xml:id="list134513074650830" text:continue-list="list134513107947046" text:style-name="Numbering_20_1">
        <text:list-item text:start-value="1">
          <text:p text:style-name="P133">Go to <text:span text:style-name="LOMenuPath">Tools &gt; Options &gt; LibreOffice Calc &gt; Sort Lists</text:span> to open the Sort Lists dialog (Figure <text:sequence-ref text:reference-format="value" text:ref-name="refFigure23">24</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P133">Klepneme na tlačítko <text:span text:style-name="LOMenuPath">Nový</text:span>, čímž se  <text:span text:style-name="LOEmphasis">Položky</text:span> vyčistí.</text:p>
        </text:list-item>
        <text:list-item>
          <text:p text:style-name="P133">Položky nového seznamu napíšeme do pole <text:span text:style-name="LOEmphasis">Položky</text:span> (jednu do každého řádku).</text:p>
        </text:list-item>
        <text:list-item>
          <text:p text:style-name="P133">Klepneme na tlačítko <text:span text:style-name="LOMenuPath">Přidat</text:span>, čímž se nový seznam objeví v poli <text:span text:style-name="LOEmphasis">Seznamy</text:span>.</text:p>
        </text:list-item>
        <text:list-item>
          <text:p text:style-name="P133">Klepnutím na tlačítko <text:span text:style-name="LOMenuPath">OK</text:span> nový seznam uložíme.</text:p>
        </text:list-item>
      </text:list>
      <text:h text:style-name="P128" text:outline-level="3"><text:bookmark-start text:name="__RefHeading___Toc5539_2101809857"/>Definování posloupností z oblasti listu<text:bookmark-end text:name="__RefHeading___Toc5539_2101809857"/></text:h>
      <text:p text:style-name="P15">Oblast textových hodnot lze definovat jako posloupnosti.</text:p>
      <text:list xml:id="list134513528407771" text:continue-list="list134512778892157" text:style-name="Numbering_20_1">
        <text:list-item text:start-value="1">
          <text:p text:style-name="P143">Zvolíme oblast obsahující textové hodnoty, které chceme použít jako posloupnosti.</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Vybraná oblast je vidět v poli <text:span text:style-name="LOMenuPath">Kopírovat seznam</text:span>. Klepneme na tlačítko <text:span text:style-name="LOMenuPath">Kopírovat</text:span> pro přidání oblasti do seznamu výběru.<text:alphabetical-index-mark text:string-value="seznamy výběru" text:key1="vkládání dat, Calc"/></text:p>
        </text:list-item>
      </text:list>
      <text:h text:style-name="P93" text:outline-level="2"><text:bookmark-start text:name="__RefHeading___Toc14992_266939973"/>Použití <text:alphabetical-index-mark text:string-value="seznamy výběru, Calc"/>seznamů výběru<text:bookmark-end text:name="__RefHeading___Toc14992_266939973"/></text:h>
      <text:p text:style-name="P5">Seznamy výběru jsou dostupný pouze pro text a jejich použití je omezeno jen na text, který již byl zadán do stejného sloupce.</text:p>
      <text:list xml:id="list134514074610257" text:continue-list="list134513074650830" text:style-name="Numbering_20_1">
        <text:list-item text:start-value="1">
          <text:p text:style-name="P133">Vybereme buňku ve sloupci nebo řádku, který obsahuje buňky s textovými položkami.</text:p>
        </text:list-item>
        <text:list-item>
          <text:p text:style-name="P133">Klepneme pravým tlačítkem myši a zvolíme z místní nabídky <text:span text:style-name="LOMenuPath">Seznam výběru</text:span>. Otevře se rozbalovací seznam, ve kterém se nacházejí všechny textové položky z daného sloupce.</text:p>
        </text:list-item>
        <text:list-item>
          <text:p text:style-name="P133">Klepneme na požadovanou položku, která se následně vloží do buňky.</text:p>
        </text:list-item>
      </text:list>
      <text:h text:style-name="P122" text:outline-level="1"><text:bookmark-start text:name="__RefHeading___Toc14994_266939973"/><text:soft-page-break/><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P133">Výběr potvrdíme klepnutím na tlačítko <text:span text:style-name="LOMenuPath">OK</text:span>, karty listů přitom změní barvu.</text:p>
        </text:list-item>
        <text:list-item>
          <text:p text:style-name="P133">Údaje zadáme do buněk prvního z vybraných listů, přitom se vloží i do všech ostatních.</text:p>
        </text:list-item>
      </text:list>
      <text:list xml:id="list134513962052682" text:continue-list="list134513388246903" text:style-name="Heading_20_Note">
        <text:list-item>
          <text:p text:style-name="P164">Poznámka</text:p>
        </text:list-item>
      </text:list>
      <text:p text:style-name="P34">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P12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P5">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úprava dat, Calc"/><text:alphabetical-index-mark text:string-value="úprava dat" text:key1="Calc"/>Úprava dat<text:bookmark-end text:name="__RefHeading__8875_141864493"/></text:h>
      <text:h text:style-name="P91" text:outline-level="2"><text:bookmark-start text:name="__RefHeading__74132_1365249792"/><text:alphabetical-index-mark text:string-value="odstraňování dat z buňky" text:key1="úprava dat, Calc"/>Mazání dat<text:bookmark-end text:name="__RefHeading__74132_1365249792"/></text:h>
      <text:h text:style-name="P128" text:outline-level="3"><text:bookmark-start text:name="__RefHeading__8877_141864493"/>Mazání pouze dat<text:bookmark-end text:name="__RefHeading__8877_141864493"/></text:h>
      <text:p text:style-name="P5">Data lze smazat z buňky tak, aby v ní zůstalo formátování. Klepnutím vybereme buňku a potom stiskneme klávesu <text:span text:style-name="LOKeystroke">Delete</text:span>.</text:p>
      <text:h text:style-name="P128" text:outline-level="3"><text:bookmark-start text:name="__RefHeading__8879_141864493"/>Mazání dat a formátování<text:bookmark-end text:name="__RefHeading__8879_141864493"/></text:h>
      <text:p text:style-name="P37">Data a formátování se dají z buňky smazat současně.</text:p>
      <text:list xml:id="list134512893511669" text:continue-list="list134514347787149" text:style-name="Numbering_20_1">
        <text:list-item text:start-value="1">
          <text:p text:style-name="P133">Klepnutím vybereme buňku.</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Pomocí tohoto dialogového okna můžeme data mazat podle různých hledisek, případně smazat v buňce vše.</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Nahrazování dat<text:bookmark-end text:name="__RefHeading___Toc10900_4170719853"/></text:h>
      <text:p text:style-name="P51">Chceme-li odstranit stávající data a vložit nová, vybereme buňku a nová data zadáme. Původní data buňky budou nahrazena novými, původní formátování se však zachová.</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změna data v buňce" text:key1="úprava dat, Calc"/>Changing data<text:bookmark-end text:name="__RefHeading__37453_1700526464"/></text:h>
      <text:p text:style-name="P5">Někdy je třeba změnit obsah buňky, aniž by se celý odstranil. Například text „Prodej ve 2. kvartálu“ zaměníme 2” to “Sales rose in Qtr” can be done as follows.</text:p>
      <text:h text:style-name="P128" text:outline-level="3"><text:bookmark-start text:name="__RefHeading__16303_141864493"/>Pomocí klávesnice<text:bookmark-end text:name="__RefHeading__16303_141864493"/></text:h>
      <text:list xml:id="list134513986396067" text:continue-list="list134512893511669" text:style-name="Numbering_20_1">
        <text:list-item text:start-value="1">
          <text:p text:style-name="P133">Klepnutím vybereme buňku.</text:p>
        </text:list-item>
        <text:list-item>
          <text:p text:style-name="P133">Stiskneme klávesu <text:span text:style-name="LOKeystroke">F2</text:span>, čímž se kurzor umístí na konec textu v buňce.</text:p>
        </text:list-item>
        <text:list-item>
          <text:p text:style-name="P133">Pomocí šipek přemístíme kurzor na místo, kde chceme udělat úpravy, a tam zadáme nový text nebo smažeme starý.</text:p>
        </text:list-item>
        <text:list-item>
          <text:p text:style-name="P133">Stiskneme klávesu <text:span text:style-name="LOKeystroke">Enter</text:span>, čímž se změny uloží.</text:p>
        </text:list-item>
      </text:list>
      <text:h text:style-name="P128" text:outline-level="3"><text:bookmark-start text:name="__RefHeading__16305_141864493"/>Pomocí myši<text:bookmark-end text:name="__RefHeading__16305_141864493"/></text:h>
      <text:list xml:id="list134514143596263" text:continue-list="list134513528407771" text:style-name="Numbering_20_1">
        <text:list-item text:start-value="1">
          <text:p text:style-name="P133">Poklepeme na buňku, čímž ji vybereme a umístíme do ní kurzor.</text:p>
        </text:list-item>
        <text:list-item>
          <text:p text:style-name="P133">Provedeme jednu z následujících možností:</text:p>
        </text:list-item>
      </text:list>
      <text:list xml:id="list134513113368510" text:continue-list="list134513176755752" text:style-name="List_20_1">
        <text:list-item>
          <text:p text:style-name="P87">Kurzor přemístíme v buňce tam, kam chceme začít zadávat nová data.</text:p>
        </text:list-item>
        <text:list-item>
          <text:p text:style-name="P87"><text:soft-page-break/>Klepnutím buňku vybereme.</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Po ukončení úprav klepneme na jinou buňku, čímž se změny uloží.</text:p>
        </text:list-item>
      </text:list>
      <text:h text:style-name="P115" text:outline-level="1"><text:bookmark-start text:name="__RefHeading__74138_1365249792"/>Formátování dat<text:bookmark-end text:name="__RefHeading__74138_1365249792"/></text:h>
      <text:list xml:id="list134514088745086" text:continue-list="list134513962052682" text:style-name="Heading_20_Note">
        <text:list-item>
          <text:p text:style-name="P161">Poznámka</text:p>
        </text:list-item>
      </text:list>
      <text:p text:style-name="P34">Všechna nastavení popsaná v této části lze také nastavit jako součást stylu buňky. Více informací se nachází v <text:span text:style-name="LOEmphasis">kapitole 4 Using Styles and Templates in Calc příručky Calc Guide</text:span>.</text:p>
      <text:h text:style-name="P91"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28" text:outline-level="3"><text:bookmark-start text:name="__RefHeading__30431_1380607024"/>Automatické zalamování<text:bookmark-end text:name="__RefHeading__30431_1380607024"/></text:h>
      <text:p text:style-name="P5">Pokud chceme víceřádkový text v buňce zalomit automaticky, můžeme použít následující způsoby:</text:p>
      <text:p text:style-name="P73"><text:span text:style-name="LOStrongEmphasis">Způsob 1</text:span></text:p>
      <text:list xml:id="list134513613593293" text:continue-list="list134513986396067" text:style-name="Numbering_20_1">
        <text:list-item text:start-value="1">
          <text:p text:style-name="P133">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V oddíle <text:span text:style-name="LOMenuPath">Vlastnosti</text:span> zaškrtneme Automaticky zalomit text a klepneme na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Způsob 2</text:span></text:p>
      <text:list xml:id="list134512690778318" text:continue-list="list134513613593293" text:style-name="Numbering_20_1">
        <text:list-item text:start-value="1">
          <text:p text:style-name="P133">Vybereme buňku.</text:p>
        </text:list-item>
        <text:list-item>
          <text:p text:style-name="P133">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P133">Zaškrtneme možnost <text:span text:style-name="LOMenuPath">Zalomit text</text:span>, změna se projeví okamžitě.</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Figure <text:sequence text:ref-name="refFigure27" text:name="Figure" text:formula="ooow:Figure+1" style:num-format="1">28</text:sequence>: Wrap text formatting</text:p></draw:text-box></draw:frame></text:p>
      <text:h text:style-name="P128" text:outline-level="3"><text:bookmark-start text:name="__RefHeading__9373_1843988802"/>Ruční zalomení textu<text:bookmark-end text:name="__RefHeading__9373_1843988802"/></text:h>
      <text:p text:style-name="P24">Když chceme zalomit text v buňce ručně, stiskneme během psaní v buňce kombinaci kláves <text:span text:style-name="LOKeystroke">Ctrl+Enter</text:span>. Když text upravujeme, nejprve na buňku poklepeme a pak kurzor umístíme tam, kde chceme řádek zalomit.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Zmenšení textu podle velikosti buňky<text:bookmark-end text:name="__RefHeading__74142_1365249792"/></text:h>
      <text:p text:style-name="P5">Velikost písma textu v buňce lze automaticky přizpůsobit velikosti buňky.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átování čísel<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Vybereme buňku a pak klepnutím na příslušnou ikonu změníme formát čísla.</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K formátování dat můžeme použít kterýkoliv typ dat ze seznamu <text:span text:style-name="LOMenuPath">Kategorie</text:span>.</text:p>
        </text:list-item>
        <text:list-item>
          <text:p text:style-name="P80">V oddílu <text:span text:style-name="LOMenuPath">Možnosti</text:span> můžeme nastavit počet desetinných míst a úvodních nul.</text:p>
        </text:list-item>
        <text:list-item>
          <text:p text:style-name="P80">Můžeme zadat vlastní formátovací kód.</text:p>
        </text:list-item>
        <text:list-item>
          <text:p text:style-name="P80">V oddílu <text:span text:style-name="LOMenuPath">Jazyk</text:span> můžeme zohlednit pro různé formáty národní prostředí, jako například pořadí položek v datumu, symbol měny či oddělovače tisíců a desetinných míst.</text:p>
        </text:list-item>
      </text:list>
      <text:p text:style-name="P5">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P91" text:outline-level="2"><text:bookmark-start text:name="__RefHeading__5592_984566268"/>Formatting fonts and text in cells<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Vybereme buňku.</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Klepneme na malý trojúhelník vpravo vedle ikony Velikost písma na nástrojové liště Formátování a v rozbalovacím seznamu zvolíme novou velikost písma.</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P5">Pokud chceme určit jazyk buňky, použijeme v dialogovém okně Formát buněk kartu <text:span text:style-name="LOMenuPath">Písmo</text:span>. You can also select the <text:span text:style-name="LOMenuPath">More Options</text:span> button on the Character panel of the Sidebar to open the Format Cells dialog. Změna jazyka v buňce nám umožní vytvářet vícejazyčný dokument.</text:p>
      <text:p text:style-name="P5">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P91" text:outline-level="2"><text:bookmark-start text:name="__RefHeading__86660_625523294"/><text:soft-page-break/>Formátování ohraničení buněk<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Více informací se nachází v <text:span text:style-name="LOEmphasis">kapitole 4 Using Styles and Templates in Calc příručky Calc Guide</text:span>.<text:tab/></text:p>
      <text:list xml:id="list134513720268083" text:continue-list="list134514088745086" text:style-name="Heading_20_Note">
        <text:list-item>
          <text:p text:style-name="P161">Poznámka</text:p>
        </text:list-item>
      </text:list>
      <text:p text:style-name="P34">Cell border properties apply only to the selected cells and can be changed only when you are editing those cells.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Zobrazí se paleta s výběrem barev, podobná paletě Barva písma.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atting default cell styles<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matické formátování buněk<text:bookmark-end text:name="__RefHeading__74152_1365249792"/></text:h>
      <text:h text:style-name="P91" text:outline-level="2"><text:bookmark-start text:name="__RefHeading__10671_1843988802"/>Použití automatického formátování<text:bookmark-end text:name="__RefHeading__10671_1843988802"/></text:h>
      <text:p text:style-name="P37">You can use <text:alphabetical-index-mark text:string-value="Automatický formát" text:key1="formátování, Calc"/><text:alphabetical-index-mark text:string-value="Automatický formát" text:key1="Calc"/>Calc’s AutoFormat<text:alphabetical-index-mark text:string-value="Automatický formát, Calc"/> feature to format a table (range of cells) quickly and easily. It also let you format different tables of the sheet with the same look and feel very easily. All formatting applied are direct formatting.</text:p>
      <text:list xml:id="list76245322" text:style-name="Numbering_20_1">
        <text:list-item>
          <text:p text:style-name="P133">Vybereme buňky, které chceme formátovat, a to minimálně v rozsahu tří řádků a sloupců včetně jejich záhlaví.</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V seznamu zvolíme typ a barvu formátování.</text:p>
        </text:list-item>
        <text:list-item>
          <text:p text:style-name="P133"><text:soft-page-break/>Zvolíme, které formátovací prvky budou při automatickém formátování použity. When selecting or deselecting a formatting property, the AutoFormat dialog displays the change instantly.</text:p>
        </text:list-item>
        <text:list-item>
          <text:p text:style-name="P133">Klepneme na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ování nového automatického formátování<text:bookmark-end text:name="__RefHeading__10673_1843988802"/></text:h>
      <text:p text:style-name="P37">Můžeme definovat vlastní styl automatického formátování, který bude dostupný pro všechny sešity.</text:p>
      <text:list xml:id="list134512522010317" text:continue-list="list134512441220377" text:style-name="Numbering_20_1">
        <text:list-item text:start-value="1">
          <text:p text:style-name="P134">Format the data type, font, font size, cell borders, cell background, and so on for a range of cells.</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Klepneme na <text:span text:style-name="LOMenuPath">Přidat</text:span>.</text:p>
        </text:list-item>
        <text:list-item>
          <text:p text:style-name="P141">Do pole <text:span text:style-name="LOEmphasis">Název</text:span> v dialogovém okně Přidat automatický formát zadáme výstižný název.</text:p>
        </text:list-item>
        <text:list-item>
          <text:p text:style-name="P141">Uložíme klepnutím na <text:span text:style-name="LOMenuPath">OK</text:span>. Nyní je nový formát dostupný v seznamu <text:span text:style-name="LOEmphasis">Formát</text:span> v dialogovém okně Automatický formát.</text:p>
        </text:list-item>
      </text:list>
      <text:list xml:id="list134514296737174" text:continue-list="list134513720268083" text:style-name="Heading_20_Note">
        <text:list-item>
          <text:p text:style-name="Heading_20_Note">Poznámka</text:p>
        </text:list-item>
      </text:list>
      <text:p text:style-name="Text_20_Note">The new AutoFormat is stored in your computer user profile and is not available to other users.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Jak použít téma na seši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oto okno obsahuje seznam dostupných témat pro celý sešit.</text:p>
        </text:list-item>
        <text:list-item>
          <text:p text:style-name="P133">Označíme téma, které chceme použít. Ihned po výběru tématu se styly použijí, a změny jsou tedy okamžitě patrné.</text:p>
        </text:list-item>
        <text:list-item>
          <text:p text:style-name="P133">Klepneme na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Upozornění</text:p>
        </text:list-item>
      </text:list>
      <text:p text:style-name="Text_20_Note">Applying a new theme over an existing one will override all existing theme styles customization with the new theme styles.</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text:span text:style-name="LOEmphasis">priority rules </text:span>to order the importance of the conditions, allowing certain formatting options to take place before others, for example.</text:p>
      <text:p text:style-name="P25">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5">Více informací o skrývání a zobrazování dat, včetně toho jak používat souhrny a filtrování, se nachází v <text:span text:style-name="LOEmphasis">kapitole 2 Entering, Editing, and Formatting Data příručky Calc Guide</text:span>.</text:p>
      <text:list xml:id="list134514265798362" text:continue-list="list134514296737174" text:style-name="Heading_20_Note">
        <text:list-item>
          <text:p text:style-name="P161">Poznámka</text:p>
        </text:list-item>
      </text:list>
      <text:p text:style-name="P34">Pokud jsou data v buňkách skryty, prázdné buňky zůstávají v sešitu viditelné.</text:p>
      <text:h text:style-name="P91" text:outline-level="2"><text:bookmark-start text:name="__RefHeading__11153_1686195973"/>Skrývání dat<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Select the row or column you want to hide.</text:p>
        </text:list-item>
        <text:list-item>
          <text:p text:style-name="P133">Go to <text:span text:style-name="LOMenuPath">Format</text:span> on the Menu bar and select <text:span text:style-name="LOMenuPath">Rows</text:span> or <text:span text:style-name="LOMenuPath">Columns</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Zobrazení dat<text:bookmark-end text:name="__RefHeading___Toc21097_244513003"/></text:h>
      <text:p text:style-name="P39">Pokud chceme zobrazit skryté listy, sloupce nebo řádky:</text:p>
      <text:list xml:id="list134512683351781" text:continue-list="list134512791509436" text:style-name="Numbering_20_1">
        <text:list-item text:start-value="1">
          <text:p text:style-name="P145">Vybereme listy, sloupce nebo řádky nacházející se na obou stranách vedle skrytého listu, sloupce nebo řádku, který chceme zobrazit.</text:p>
        </text:list-item>
        <text:list-item>
          <text:p text:style-name="P145">V hlavní nabídce zvolíme <text:span text:style-name="LOMenuPath">Formát</text:span> &gt; <text:span text:style-name="LOMenuPath">List</text:span>, <text:span text:style-name="LOMenuPath">Řádek</text:span> nebo <text:span text:style-name="LOMenuPath">Sloupec</text:span>.</text:p>
        </text:list-item>
        <text:list-item>
          <text:p text:style-name="P145">Vybereme z podnabídky <text:span text:style-name="LOMenuPath">Zobrazit</text:span>. List, řádek nebo sloupec se zobrazí a bude možné je vytisknout.</text:p>
          <text:p text:style-name="P157">Jinou možností je klepnout pravým tlačítkem myši na záhlaví řádku nebo sloupce a v místní nabídce zvolit <text:span text:style-name="LOMenuPath">Zobrazit</text:span>.</text:p>
        </text:list-item>
      </text:list>
      <text:list xml:id="list134513292634918" text:continue-list="list134514265798362" text:style-name="Heading_20_Note">
        <text:list-item>
          <text:p text:style-name="P159">Poznámka</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Cell protection<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Provedeme to následovně:</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V liště nabídky otevřeme položku <text:span text:style-name="LOMenuPath">Nástroje &gt; Uzamknout list</text:span>.</text:p>
        </text:list-item>
        <text:list-item>
          <text:p text:style-name="P148">Zadáme heslo k odemknutí listu a klepneme na <text:span text:style-name="LOMenuPath">OK</text:span>.</text:p>
        </text:list-item>
        <text:list-item>
          <text:p text:style-name="P148">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Klepneme na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When all desired cells have been flagged with either a protected or unprotected status:</text:p>
      <text:list xml:id="list134514025120249" text:continue-list="list134514135755367" text:style-name="Numbering_20_1">
        <text:list-item text:start-value="1">
          <text:p text:style-name="P149">V liště nabídky otevřeme položku <text:span text:style-name="LOMenuPath">Nástroje &gt; Uzamknout list</text:span>. The Protect Sheet dialog will open (Figure <text:sequence-ref text:reference-format="value" text:ref-name="refFigure35">36</text:sequence-ref>).</text:p>
        </text:list-item>
        <text:list-item>
          <text:p text:style-name="P142">V něm zvolíme <text:span text:style-name="LOEmphasis">Uzamknout tento list a obsah uzamčených buněk</text:span>.</text:p>
        </text:list-item>
        <text:list-item>
          <text:p text:style-name="P142">Type a password and then confirm the password.</text:p>
        </text:list-item>
        <text:list-item>
          <text:p text:style-name="P142">Dle potřeby označíme nebo zrušíme označení v seznamu Možnosti.</text:p>
        </text:list-item>
        <text:list-item>
          <text:p text:style-name="P142">Klepneme na <text:span text:style-name="LOMenuPath">OK</text:span>.</text:p>
        </text:list-item>
      </text:list>
      <text:p text:style-name="P104">Any cells that had been toggled as protected will no longer be editable by anyone that does not have the password.</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ho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Více informací o řazení dat a jeho možných nastaveních se nachází v <text:span text:style-name="LOEmphasis">kapitole 2 Entering, Editing, and Formatting Data příručky Calc Guide</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Pokud chceme seřadit buňky v listu:</text:p>
      <text:list xml:id="list134514070845889" text:continue-list="list134512683351781" text:style-name="Numbering_20_1">
        <text:list-item text:start-value="1">
          <text:p text:style-name="P133">Vybereme buňky, které chceme seřadit.</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Zvolíme podmínku řazení z rozbalovacího seznamu. Položky této nabídky závisejí na vybraných buňkách.</text:p>
        </text:list-item>
        <text:list-item>
          <text:p text:style-name="P133">Zvolíme vzestupné (AZ, 1-9) nebo sestupné (ZA, 9-1) pořadí.</text:p>
        </text:list-item>
        <text:list-item>
          <text:p text:style-name="P133">Klepneme na <text:span text:style-name="LOMenuPath">OK</text:span>. Data se v sešitu seřadí.</text:p>
        </text:list-item>
      </text:list>
      <text:h text:style-name="Heading_20_1" text:outline-level="1"><text:bookmark-start text:name="__RefHeading___Toc21101_244513003"/>Cell comments<text:bookmark-end text:name="__RefHeading___Toc21101_244513003"/></text:h>
      <text:p text:style-name="P20">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By default, comments will remain hidden and only appear when hovering the mouse. Cells that contain comments are marked with a red square in the upper right corner. To toggle the visibility of comments, select <text:span text:style-name="LOMenuPath">View &gt; Comments </text:span>from the Menu bar<text:span text:style-name="LOEmphasis">.</text:span></text:p>
      <text:h text:style-name="P115" text:outline-level="1"><text:bookmark-start text:name="__RefHeading__14677_1458129930"/>Použití vzorců a funkcí<text:bookmark-end text:name="__RefHeading__14677_1458129930"/></text:h>
      <text:p text:style-name="P5">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Funkce je předdefinovaný výpočet vložený do buňky, umožňující analyzovat či zpracovávat data. All you have to do is enter the arguments and the calculation is made automatically. Funkce pomáhají při vytváření vzorců, pomocí kterých získáme požadovaný výsledek.</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Each function, when selected, will display a brief explanation of its use and acceptable syntax.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Poznámka</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6">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Pivot tables and pivot charts<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For example, let’s say that you have a spreadsheet containing a list of donations to various charities by a group of recruiters in various months, but you are only interested in how much money each recruiter has collected in total.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Pivot charts</text:span><text:bookmark-end text:name="__RefHeading___Toc6319_13048540801111"/></text:h>
      <text:p text:style-name="P9">To get a quick visual representation of the data contained in a pivot table, a <text:span text:style-name="LOEmphasis">Pivot Chart</text:span> can be generated.</text:p>
      <text:p text:style-name="P9">Functionally, pivot charts are nearly identical to regular charts except in two key areas.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P91" text:outline-level="2"><text:bookmark-start text:name="__RefHeading__74172_1365249792"/><text:soft-page-break/><text:alphabetical-index-mark text:string-value="oblasti tisku, Calc"/>Oblasti tisku<text:bookmark-end text:name="__RefHeading__74172_1365249792"/></text:h>
      <text:p text:style-name="P5">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P128" text:outline-level="3"><text:bookmark text:name="SC_EDIT_RID_SCDLG_AREAS_ED_PRINTAREA"/><text:bookmark text:name="SC_LISTBOX_RID_SCDLG_AREAS_LB_PRINTAREA"/><text:bookmark-start text:name="__RefHeading__30435_1380607024"/>Definování oblasti tisku<text:bookmark-end text:name="__RefHeading__30435_1380607024"/></text:h>
      <text:p text:style-name="P37">Když chceme definovat novou oblast tisku nebo upravit existující:</text:p>
      <text:list xml:id="list134514201408309" text:continue-list="list134514025120249" text:style-name="Numbering_20_1">
        <text:list-item text:start-value="1">
          <text:p text:style-name="P133">Vybereme oblast buněk, která má být v oblasti tisku zahrnuta.</text:p>
        </text:list-item>
        <text:list-item>
          <text:p text:style-name="P133">V hlavní nabídce zvolíme <text:span text:style-name="LOMenuPath">Formát &gt; Oblasti tisku &gt; Definovat</text:span> <text:span text:style-name="LOMenuPath">. </text:span>Čáry rozdělující list na stránky jsou zobrazeny na obrazovce.</text:p>
        </text:list-item>
        <text:list-item>
          <text:p text:style-name="P133">To check the print range, go to <text:span text:style-name="LOMenuPath">File &gt; Print Preview </text:span>on the Menu bar or click on the <text:span text:style-name="LOMenuPath">Print Preview</text:span> icon. LibreOffice zobrazí pouze ty buňky, které se nachází v oblasti tisku.</text:p>
        </text:list-item>
      </text:list>
      <text:h text:style-name="P128" text:outline-level="3"><text:bookmark-start text:name="__RefHeading__74174_1365249792"/>Přidávání k oblasti tisku<text:bookmark-end text:name="__RefHeading__74174_1365249792"/></text:h>
      <text:p text:style-name="P37">Po nadefinování oblasti tisku do ní můžeme přidat další buňky tak, že vytvoříme novou oblast tisku. Takto můžeme z listu vytisknout několik nesouvislých oblastí.</text:p>
      <text:list xml:id="list134513206022823" text:continue-list="list134514201408309" text:style-name="Numbering_20_1">
        <text:list-item text:start-value="1">
          <text:p text:style-name="P133">Po definování oblasti tisku vybereme novou oblast buněk, kterou chceme přidat.</text:p>
        </text:list-item>
        <text:list-item>
          <text:p text:style-name="P133">Další buňky oblasti tisku přidáme volbou <text:span text:style-name="LOMenuPath">Formát &gt; Oblast tisku &gt; Přidat</text:span> v hlavní nabídce. Čáry rozdělující list na stránky již na obrazovce nebudou viditelné.</text:p>
        </text:list-item>
        <text:list-item>
          <text:p text:style-name="P133">To check the print ranges, go to <text:span text:style-name="LOMenuPath">File &gt; Print Preview</text:span> on the Menu bar or click on the <text:span text:style-name="LOMenuPath">Print Preview</text:span> icon. LibreOffice jednotlivé oblasti tisku zobrazí jako oddělené stránky.</text:p>
        </text:list-item>
      </text:list>
      <text:list xml:id="list134513360093630" text:continue-list="list134513590428746" text:style-name="Heading_20_Note">
        <text:list-item>
          <text:p text:style-name="P163">Poznámka</text:p>
        </text:list-item>
      </text:list>
      <text:p text:style-name="P35">Přidaná oblast tisku se vytiskne jako samostatná stránka, a to i v případě, pokud jsou obě oblasti na stejném listu.</text:p>
      <text:h text:style-name="P129"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P128"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P91" text:outline-level="2"><text:bookmark-start text:name="__RefHeading__21748_508553458"/>Možnosti tisku<text:bookmark-end text:name="__RefHeading__21748_508553458"/></text:h>
      <text:p text:style-name="P37">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V něm vybereme kartu <text:span text:style-name="LOMenuPath">List</text:span>, kde nastavíme jednotlivé možnosti dle svých potřeb.</text:p>
        </text:list-item>
        <text:list-item>
          <text:p text:style-name="P133">Klepneme na <text:span text:style-name="LOMenuPath">OK</text:span>.</text:p>
        </text:list-item>
      </text:list>
      <text:p text:style-name="P5">Více informací o používání oblasti tisku se nachází v <text:span text:style-name="LOEmphasis">kapitole 6 Printing, Exporting, and E‑mailing příručky Calc Guide</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Do pole <text:span text:style-name="LOEmphasis">Opakovat řádky</text:span> zadáme identifikátory řádku. Pokud chceme například opakovat řádky 1 a 2, zadám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133">Klepneme na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Zalomení stránky<text:bookmark-end text:name="__RefHeading__74178_1365249792"/></text:h>
      <text:p text:style-name="P5">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P5"><text:soft-page-break/>Více informací o ručním zalamování stran se nachází v <text:span text:style-name="LOEmphasis">kapitole 6 Printing, Exporting, and E‑mailing příručky Calc Guide</text:span>.</text:p>
      <text:h text:style-name="P128"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37">Když chceme zalomení stránky vložit:</text:p>
      <text:list xml:id="list1207280552" text:style-name="Numbering_20_1">
        <text:list-item text:start-value="1">
          <text:p text:style-name="P133">Přejdeme do buňky, od které má začít nová strana.</text:p>
        </text:list-item>
        <text:list-item>
          <text:p text:style-name="P133">V hlavní nabídce zvolíme <text:span text:style-name="LOMenuPath">Vložit &gt; Zalomení stránky</text:span>.</text:p>
        </text:list-item>
        <text:list-item>
          <text:p text:style-name="P133">Výběrem položky <text:span text:style-name="LOMenuPath">Zalomení řádku</text:span> vytvoříme zalomení stránky nad vybranou buňkou.</text:p>
          <text:p text:style-name="P133">Výběrem položky <text:span text:style-name="LOMenuPath">Zalomení sloupce</text:span> vytvoříme zalomení stránky vlevo od vybrané buňky.</text:p>
        </text:list-item>
      </text:list>
      <text:h text:style-name="P128" text:outline-level="3"><text:bookmark-start text:name="__RefHeading__30443_1380607024"/>Odstranění zalomení stránky<text:bookmark-end text:name="__RefHeading__30443_1380607024"/></text:h>
      <text:p text:style-name="P37">Když chceme zalomení stránky odstranit:</text:p>
      <text:list xml:id="list1712358424" text:style-name="Numbering_20_1">
        <text:list-item text:start-value="1">
          <text:p text:style-name="P133">Přejdeme do buňky, která následuje za zalomením, které chceme odstranit.</text:p>
        </text:list-item>
        <text:list-item>
          <text:p text:style-name="P133">V hlavní nabídce zvolíme <text:span text:style-name="LOMenuPath">Úpravy &gt; Smazat zalomení stránky</text:span>.</text:p>
        </text:list-item>
        <text:list-item>
          <text:p text:style-name="P150">Select <text:span text:style-name="LOMenuPath">Row Break</text:span> or <text:span text:style-name="LOMenuPath">Column Break</text:span> as needed.</text:p>
        </text:list-item>
      </text:list>
      <text:list xml:id="list134514118609324" text:continue-list="list134513360093630" text:style-name="Heading_20_Note">
        <text:list-item>
          <text:p text:style-name="P161">Poznámka</text:p>
        </text:list-item>
      </text:list>
      <text:p text:style-name="P34">Na jediné stránce může být několik ručních zalomení řádků a sloupců. Když je chceme odstranit všechna, je třeba tak provést po jednom.</text:p>
      <text:h text:style-name="P97" text:outline-level="2"><text:bookmark-start text:name="__RefHeading__74180_1365249792"/>Záhlaví a zápatí<text:bookmark-end text:name="__RefHeading__74180_1365249792"/></text:h>
      <text:p text:style-name="P5"><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P5">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P128" text:outline-level="3"><text:bookmark-start text:name="__RefHeading__30445_1380607024"/>Nastavení záhlaví nebo zápatí<text:bookmark-end text:name="__RefHeading__30445_1380607024"/></text:h>
      <text:p text:style-name="P37">Když chceme nastavit záhlaví nebo zápatí:</text:p>
      <text:list xml:id="list880894385" text:style-name="Numbering_20_1">
        <text:list-item text:start-value="1">
          <text:p text:style-name="P133">Přejdeme na list, kterému chceme záhlaví nebo zápatí nastavit,</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V dialogovém okně Styl stránky přejdeme na kartu <text:span text:style-name="LOMenuPath">Záhlaví</text:span> nebo <text:span text:style-name="LOMenuPath">Zápatí</text:span>.</text:p>
        </text:list-item>
        <text:list-item>
          <text:p text:style-name="P133">Zaškrtneme <text:span text:style-name="LOStrongEmphasis">Záhlaví zapnuto</text:span> nebo <text:span text:style-name="LOMenuPath">Zápatí zapnuto</text:span>.</text:p>
        </text:list-item>
        <text:list-item>
          <text:p text:style-name="P133">Pokud chceme mít stejné záhlaví nebo zápatí na všech vytištěných stránkách, zaškrtneme <text:span text:style-name="LOMenuPath">Stejný obsah vlevo/vpravo</text:span>.</text:p>
        </text:list-item>
        <text:list-item>
          <text:p text:style-name="P133">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P133">Když chceme změnit vzhled záhlaví nebo zápatí, klepneme na tlačítko <text:span text:style-name="LOMenuPath">Více</text:span>. Otevře se dialogové okno pro nastavení ohraničení a pozadí.</text:p>
        </text:list-item>
        <text:list-item>
          <text:p text:style-name="P133">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Headers and footers</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5  Getting started with Calc</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Kapitola 5 Začínáme s programem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